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35pt"/>
    </style:style>
    <style:style style:name="co3" style:family="table-column">
      <style:table-column-properties fo:break-before="auto" style:column-width="196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https://upload.wikimedia.org/wikipedia/commons/3/37/Dagger-14-plain.png" draw:style-name="gr1" draw:text-style-name="P1" svg:width="6.72pt" svg:height="10.46pt" svg:x="63.98pt" svg:y="204.7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" draw:name="https://upload.wikimedia.org/wikipedia/commons/3/37/Dagger-14-plain.png" draw:style-name="gr1" draw:text-style-name="P1" svg:width="6.72pt" svg:height="10.46pt" svg:x="63.98pt" svg:y="281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" draw:name="https://upload.wikimedia.org/wikipedia/commons/3/37/Dagger-14-plain.png" draw:style-name="gr1" draw:text-style-name="P1" svg:width="6.72pt" svg:height="10.46pt" svg:x="63.98pt" svg:y="332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" draw:name="https://upload.wikimedia.org/wikipedia/commons/3/37/Dagger-14-plain.png" draw:style-name="gr1" draw:text-style-name="P1" svg:width="6.72pt" svg:height="10.46pt" svg:x="63.98pt" svg:y="345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" draw:name="https://upload.wikimedia.org/wikipedia/commons/3/37/Dagger-14-plain.png" draw:style-name="gr1" draw:text-style-name="P1" svg:width="6.72pt" svg:height="10.46pt" svg:x="63.98pt" svg:y="358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" draw:name="https://upload.wikimedia.org/wikipedia/commons/3/37/Dagger-14-plain.png" draw:style-name="gr1" draw:text-style-name="P1" svg:width="6.72pt" svg:height="10.46pt" svg:x="63.98pt" svg:y="371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" draw:name="https://upload.wikimedia.org/wikipedia/commons/3/37/Dagger-14-plain.png" draw:style-name="gr1" draw:text-style-name="P1" svg:width="6.72pt" svg:height="10.46pt" svg:x="63.98pt" svg:y="409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" draw:name="https://upload.wikimedia.org/wikipedia/commons/3/37/Dagger-14-plain.png" draw:style-name="gr1" draw:text-style-name="P1" svg:width="6.72pt" svg:height="10.46pt" svg:x="63.98pt" svg:y="499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" draw:name="https://upload.wikimedia.org/wikipedia/commons/3/37/Dagger-14-plain.png" draw:style-name="gr1" draw:text-style-name="P1" svg:width="6.72pt" svg:height="10.46pt" svg:x="63.98pt" svg:y="57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" draw:name="https://upload.wikimedia.org/wikipedia/commons/3/37/Dagger-14-plain.png" draw:style-name="gr1" draw:text-style-name="P1" svg:width="6.72pt" svg:height="10.46pt" svg:x="63.98pt" svg:y="627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" draw:name="https://upload.wikimedia.org/wikipedia/commons/3/37/Dagger-14-plain.png" draw:style-name="gr1" draw:text-style-name="P1" svg:width="6.72pt" svg:height="10.46pt" svg:x="63.98pt" svg:y="729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" draw:name="https://upload.wikimedia.org/wikipedia/commons/3/37/Dagger-14-plain.png" draw:style-name="gr1" draw:text-style-name="P1" svg:width="6.72pt" svg:height="10.46pt" svg:x="63.98pt" svg:y="767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" draw:name="https://upload.wikimedia.org/wikipedia/commons/3/37/Dagger-14-plain.png" draw:style-name="gr1" draw:text-style-name="P1" svg:width="6.72pt" svg:height="10.46pt" svg:x="63.98pt" svg:y="793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" draw:name="https://upload.wikimedia.org/wikipedia/commons/3/37/Dagger-14-plain.png" draw:style-name="gr1" draw:text-style-name="P1" svg:width="6.72pt" svg:height="10.46pt" svg:x="63.98pt" svg:y="883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" draw:name="https://upload.wikimedia.org/wikipedia/commons/3/37/Dagger-14-plain.png" draw:style-name="gr1" draw:text-style-name="P1" svg:width="6.72pt" svg:height="10.46pt" svg:x="63.98pt" svg:y="895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" draw:name="https://upload.wikimedia.org/wikipedia/commons/3/37/Dagger-14-plain.png" draw:style-name="gr1" draw:text-style-name="P1" svg:width="6.72pt" svg:height="10.46pt" svg:x="63.98pt" svg:y="972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" draw:name="https://upload.wikimedia.org/wikipedia/commons/3/37/Dagger-14-plain.png" draw:style-name="gr1" draw:text-style-name="P1" svg:width="6.72pt" svg:height="10.46pt" svg:x="63.98pt" svg:y="1036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" draw:name="https://upload.wikimedia.org/wikipedia/commons/3/37/Dagger-14-plain.png" draw:style-name="gr1" draw:text-style-name="P1" svg:width="6.72pt" svg:height="10.46pt" svg:x="63.98pt" svg:y="1087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" draw:name="https://upload.wikimedia.org/wikipedia/commons/3/37/Dagger-14-plain.png" draw:style-name="gr1" draw:text-style-name="P1" svg:width="6.72pt" svg:height="10.46pt" svg:x="63.98pt" svg:y="1100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" draw:name="https://upload.wikimedia.org/wikipedia/commons/3/37/Dagger-14-plain.png" draw:style-name="gr1" draw:text-style-name="P1" svg:width="6.72pt" svg:height="10.46pt" svg:x="63.98pt" svg:y="1139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" draw:name="https://upload.wikimedia.org/wikipedia/commons/3/37/Dagger-14-plain.png" draw:style-name="gr1" draw:text-style-name="P1" svg:width="6.72pt" svg:height="10.46pt" svg:x="63.98pt" svg:y="1190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" draw:name="https://upload.wikimedia.org/wikipedia/commons/3/37/Dagger-14-plain.png" draw:style-name="gr1" draw:text-style-name="P1" svg:width="6.72pt" svg:height="10.46pt" svg:x="63.98pt" svg:y="1203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2" draw:name="https://upload.wikimedia.org/wikipedia/commons/3/37/Dagger-14-plain.png" draw:style-name="gr1" draw:text-style-name="P1" svg:width="6.72pt" svg:height="10.46pt" svg:x="63.98pt" svg:y="1318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3" draw:name="https://upload.wikimedia.org/wikipedia/commons/3/37/Dagger-14-plain.png" draw:style-name="gr1" draw:text-style-name="P1" svg:width="6.72pt" svg:height="10.46pt" svg:x="63.98pt" svg:y="1343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4" draw:name="https://upload.wikimedia.org/wikipedia/commons/3/37/Dagger-14-plain.png" draw:style-name="gr1" draw:text-style-name="P1" svg:width="6.72pt" svg:height="10.46pt" svg:x="63.98pt" svg:y="1395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5" draw:name="https://upload.wikimedia.org/wikipedia/commons/3/37/Dagger-14-plain.png" draw:style-name="gr1" draw:text-style-name="P1" svg:width="6.72pt" svg:height="10.46pt" svg:x="63.98pt" svg:y="140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6" draw:name="https://upload.wikimedia.org/wikipedia/commons/3/37/Dagger-14-plain.png" draw:style-name="gr1" draw:text-style-name="P1" svg:width="6.72pt" svg:height="10.46pt" svg:x="63.98pt" svg:y="1459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7" draw:name="https://upload.wikimedia.org/wikipedia/commons/3/37/Dagger-14-plain.png" draw:style-name="gr1" draw:text-style-name="P1" svg:width="6.72pt" svg:height="10.46pt" svg:x="63.98pt" svg:y="1484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8" draw:name="https://upload.wikimedia.org/wikipedia/commons/3/37/Dagger-14-plain.png" draw:style-name="gr1" draw:text-style-name="P1" svg:width="6.72pt" svg:height="10.46pt" svg:x="63.98pt" svg:y="1574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9" draw:name="https://upload.wikimedia.org/wikipedia/commons/3/37/Dagger-14-plain.png" draw:style-name="gr1" draw:text-style-name="P1" svg:width="6.72pt" svg:height="10.46pt" svg:x="63.98pt" svg:y="1599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0" draw:name="https://upload.wikimedia.org/wikipedia/commons/3/37/Dagger-14-plain.png" draw:style-name="gr1" draw:text-style-name="P1" svg:width="6.72pt" svg:height="10.46pt" svg:x="63.98pt" svg:y="1612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1" draw:name="https://upload.wikimedia.org/wikipedia/commons/3/37/Dagger-14-plain.png" draw:style-name="gr1" draw:text-style-name="P1" svg:width="6.72pt" svg:height="10.46pt" svg:x="63.98pt" svg:y="1651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2" draw:name="https://upload.wikimedia.org/wikipedia/commons/3/37/Dagger-14-plain.png" draw:style-name="gr1" draw:text-style-name="P1" svg:width="6.72pt" svg:height="10.46pt" svg:x="63.98pt" svg:y="1779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3" draw:name="https://upload.wikimedia.org/wikipedia/commons/3/37/Dagger-14-plain.png" draw:style-name="gr1" draw:text-style-name="P1" svg:width="6.72pt" svg:height="10.46pt" svg:x="63.98pt" svg:y="183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4" draw:name="https://upload.wikimedia.org/wikipedia/commons/3/37/Dagger-14-plain.png" draw:style-name="gr1" draw:text-style-name="P1" svg:width="6.72pt" svg:height="10.46pt" svg:x="63.98pt" svg:y="1868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5" draw:name="https://upload.wikimedia.org/wikipedia/commons/3/37/Dagger-14-plain.png" draw:style-name="gr1" draw:text-style-name="P1" svg:width="6.72pt" svg:height="10.46pt" svg:x="63.98pt" svg:y="1907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6" draw:name="https://upload.wikimedia.org/wikipedia/commons/3/37/Dagger-14-plain.png" draw:style-name="gr1" draw:text-style-name="P1" svg:width="6.72pt" svg:height="10.46pt" svg:x="63.98pt" svg:y="1919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7" draw:name="https://upload.wikimedia.org/wikipedia/commons/3/37/Dagger-14-plain.png" draw:style-name="gr1" draw:text-style-name="P1" svg:width="6.72pt" svg:height="10.46pt" svg:x="63.98pt" svg:y="1932.7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8" draw:name="https://upload.wikimedia.org/wikipedia/commons/3/37/Dagger-14-plain.png" draw:style-name="gr1" draw:text-style-name="P1" svg:width="6.72pt" svg:height="10.46pt" svg:x="63.98pt" svg:y="1958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39" draw:name="https://upload.wikimedia.org/wikipedia/commons/3/37/Dagger-14-plain.png" draw:style-name="gr1" draw:text-style-name="P1" svg:width="6.72pt" svg:height="10.46pt" svg:x="63.98pt" svg:y="2009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0" draw:name="https://upload.wikimedia.org/wikipedia/commons/3/37/Dagger-14-plain.png" draw:style-name="gr1" draw:text-style-name="P1" svg:width="6.72pt" svg:height="10.46pt" svg:x="63.98pt" svg:y="215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1" draw:name="https://upload.wikimedia.org/wikipedia/commons/3/37/Dagger-14-plain.png" draw:style-name="gr1" draw:text-style-name="P1" svg:width="6.72pt" svg:height="10.46pt" svg:x="63.98pt" svg:y="2163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2" draw:name="https://upload.wikimedia.org/wikipedia/commons/3/37/Dagger-14-plain.png" draw:style-name="gr1" draw:text-style-name="P1" svg:width="6.72pt" svg:height="10.46pt" svg:x="63.98pt" svg:y="2188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3" draw:name="https://upload.wikimedia.org/wikipedia/commons/3/37/Dagger-14-plain.png" draw:style-name="gr1" draw:text-style-name="P1" svg:width="6.72pt" svg:height="10.46pt" svg:x="63.98pt" svg:y="2227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4" draw:name="https://upload.wikimedia.org/wikipedia/commons/3/37/Dagger-14-plain.png" draw:style-name="gr1" draw:text-style-name="P1" svg:width="6.72pt" svg:height="10.46pt" svg:x="63.98pt" svg:y="2316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5" draw:name="https://upload.wikimedia.org/wikipedia/commons/3/37/Dagger-14-plain.png" draw:style-name="gr1" draw:text-style-name="P1" svg:width="6.72pt" svg:height="10.46pt" svg:x="63.98pt" svg:y="2329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6" draw:name="https://upload.wikimedia.org/wikipedia/commons/3/37/Dagger-14-plain.png" draw:style-name="gr1" draw:text-style-name="P1" svg:width="6.72pt" svg:height="10.46pt" svg:x="63.98pt" svg:y="2367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7" draw:name="https://upload.wikimedia.org/wikipedia/commons/3/37/Dagger-14-plain.png" draw:style-name="gr1" draw:text-style-name="P1" svg:width="6.72pt" svg:height="10.46pt" svg:x="63.98pt" svg:y="2393.5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8" draw:name="https://upload.wikimedia.org/wikipedia/commons/3/37/Dagger-14-plain.png" draw:style-name="gr1" draw:text-style-name="P1" svg:width="6.72pt" svg:height="10.46pt" svg:x="63.98pt" svg:y="247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49" draw:name="https://upload.wikimedia.org/wikipedia/commons/3/37/Dagger-14-plain.png" draw:style-name="gr1" draw:text-style-name="P1" svg:width="6.72pt" svg:height="10.46pt" svg:x="63.98pt" svg:y="2483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0" draw:name="https://upload.wikimedia.org/wikipedia/commons/3/37/Dagger-14-plain.png" draw:style-name="gr1" draw:text-style-name="P1" svg:width="6.72pt" svg:height="10.46pt" svg:x="63.98pt" svg:y="2534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1" draw:name="https://upload.wikimedia.org/wikipedia/commons/3/37/Dagger-14-plain.png" draw:style-name="gr1" draw:text-style-name="P1" svg:width="6.72pt" svg:height="10.46pt" svg:x="63.98pt" svg:y="2547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2" draw:name="https://upload.wikimedia.org/wikipedia/commons/3/37/Dagger-14-plain.png" draw:style-name="gr1" draw:text-style-name="P1" svg:width="6.72pt" svg:height="10.46pt" svg:x="63.98pt" svg:y="2560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3" draw:name="https://upload.wikimedia.org/wikipedia/commons/3/37/Dagger-14-plain.png" draw:style-name="gr1" draw:text-style-name="P1" svg:width="6.72pt" svg:height="10.46pt" svg:x="63.98pt" svg:y="2611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4" draw:name="https://upload.wikimedia.org/wikipedia/commons/3/37/Dagger-14-plain.png" draw:style-name="gr1" draw:text-style-name="P1" svg:width="6.72pt" svg:height="10.46pt" svg:x="63.98pt" svg:y="2649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5" draw:name="https://upload.wikimedia.org/wikipedia/commons/3/37/Dagger-14-plain.png" draw:style-name="gr1" draw:text-style-name="P1" svg:width="6.72pt" svg:height="10.46pt" svg:x="63.98pt" svg:y="2739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6" draw:name="https://upload.wikimedia.org/wikipedia/commons/3/37/Dagger-14-plain.png" draw:style-name="gr1" draw:text-style-name="P1" svg:width="6.72pt" svg:height="10.46pt" svg:x="63.98pt" svg:y="2790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7" draw:name="https://upload.wikimedia.org/wikipedia/commons/3/37/Dagger-14-plain.png" draw:style-name="gr1" draw:text-style-name="P1" svg:width="6.72pt" svg:height="10.46pt" svg:x="63.98pt" svg:y="2828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8" draw:name="https://upload.wikimedia.org/wikipedia/commons/3/37/Dagger-14-plain.png" draw:style-name="gr1" draw:text-style-name="P1" svg:width="6.72pt" svg:height="10.46pt" svg:x="63.98pt" svg:y="2905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59" draw:name="https://upload.wikimedia.org/wikipedia/commons/3/37/Dagger-14-plain.png" draw:style-name="gr1" draw:text-style-name="P1" svg:width="6.72pt" svg:height="10.46pt" svg:x="63.98pt" svg:y="2982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0" draw:name="https://upload.wikimedia.org/wikipedia/commons/3/37/Dagger-14-plain.png" draw:style-name="gr1" draw:text-style-name="P1" svg:width="6.72pt" svg:height="10.46pt" svg:x="63.98pt" svg:y="2995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1" draw:name="https://upload.wikimedia.org/wikipedia/commons/3/37/Dagger-14-plain.png" draw:style-name="gr1" draw:text-style-name="P1" svg:width="6.72pt" svg:height="10.46pt" svg:x="63.98pt" svg:y="3007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2" draw:name="https://upload.wikimedia.org/wikipedia/commons/3/37/Dagger-14-plain.png" draw:style-name="gr1" draw:text-style-name="P1" svg:width="6.72pt" svg:height="10.46pt" svg:x="63.98pt" svg:y="3046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3" draw:name="https://upload.wikimedia.org/wikipedia/commons/3/37/Dagger-14-plain.png" draw:style-name="gr1" draw:text-style-name="P1" svg:width="6.72pt" svg:height="10.46pt" svg:x="63.98pt" svg:y="3059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4" draw:name="https://upload.wikimedia.org/wikipedia/commons/3/37/Dagger-14-plain.png" draw:style-name="gr1" draw:text-style-name="P1" svg:width="6.72pt" svg:height="10.46pt" svg:x="63.98pt" svg:y="3110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5" draw:name="https://upload.wikimedia.org/wikipedia/commons/3/37/Dagger-14-plain.png" draw:style-name="gr1" draw:text-style-name="P1" svg:width="6.72pt" svg:height="10.46pt" svg:x="63.98pt" svg:y="313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6" draw:name="https://upload.wikimedia.org/wikipedia/commons/3/37/Dagger-14-plain.png" draw:style-name="gr1" draw:text-style-name="P1" svg:width="6.72pt" svg:height="10.46pt" svg:x="63.98pt" svg:y="3161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7" draw:name="https://upload.wikimedia.org/wikipedia/commons/3/37/Dagger-14-plain.png" draw:style-name="gr1" draw:text-style-name="P1" svg:width="6.72pt" svg:height="10.46pt" svg:x="63.98pt" svg:y="3302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8" draw:name="https://upload.wikimedia.org/wikipedia/commons/3/37/Dagger-14-plain.png" draw:style-name="gr1" draw:text-style-name="P1" svg:width="6.72pt" svg:height="10.46pt" svg:x="63.98pt" svg:y="3366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69" draw:name="https://upload.wikimedia.org/wikipedia/commons/3/37/Dagger-14-plain.png" draw:style-name="gr1" draw:text-style-name="P1" svg:width="6.72pt" svg:height="10.46pt" svg:x="63.98pt" svg:y="3391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0" draw:name="https://upload.wikimedia.org/wikipedia/commons/3/37/Dagger-14-plain.png" draw:style-name="gr1" draw:text-style-name="P1" svg:width="6.72pt" svg:height="10.46pt" svg:x="63.98pt" svg:y="3481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1" draw:name="https://upload.wikimedia.org/wikipedia/commons/3/37/Dagger-14-plain.png" draw:style-name="gr1" draw:text-style-name="P1" svg:width="6.72pt" svg:height="10.46pt" svg:x="63.98pt" svg:y="3519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2" draw:name="https://upload.wikimedia.org/wikipedia/commons/3/37/Dagger-14-plain.png" draw:style-name="gr1" draw:text-style-name="P1" svg:width="6.72pt" svg:height="10.46pt" svg:x="63.98pt" svg:y="3596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3" draw:name="https://upload.wikimedia.org/wikipedia/commons/3/37/Dagger-14-plain.png" draw:style-name="gr1" draw:text-style-name="P1" svg:width="6.72pt" svg:height="10.46pt" svg:x="63.98pt" svg:y="3635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4" draw:name="https://upload.wikimedia.org/wikipedia/commons/3/37/Dagger-14-plain.png" draw:style-name="gr1" draw:text-style-name="P1" svg:width="6.72pt" svg:height="10.46pt" svg:x="63.98pt" svg:y="3724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5" draw:name="https://upload.wikimedia.org/wikipedia/commons/3/37/Dagger-14-plain.png" draw:style-name="gr1" draw:text-style-name="P1" svg:width="6.72pt" svg:height="10.46pt" svg:x="63.98pt" svg:y="3801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6" draw:name="https://upload.wikimedia.org/wikipedia/commons/3/37/Dagger-14-plain.png" draw:style-name="gr1" draw:text-style-name="P1" svg:width="6.72pt" svg:height="10.46pt" svg:x="63.98pt" svg:y="3814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7" draw:name="https://upload.wikimedia.org/wikipedia/commons/3/37/Dagger-14-plain.png" draw:style-name="gr1" draw:text-style-name="P1" svg:width="6.72pt" svg:height="10.46pt" svg:x="63.98pt" svg:y="3878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8" draw:name="https://upload.wikimedia.org/wikipedia/commons/3/37/Dagger-14-plain.png" draw:style-name="gr1" draw:text-style-name="P1" svg:width="6.72pt" svg:height="10.46pt" svg:x="63.98pt" svg:y="3891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79" draw:name="https://upload.wikimedia.org/wikipedia/commons/3/37/Dagger-14-plain.png" draw:style-name="gr1" draw:text-style-name="P1" svg:width="6.72pt" svg:height="10.46pt" svg:x="63.98pt" svg:y="3967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0" draw:name="https://upload.wikimedia.org/wikipedia/commons/3/37/Dagger-14-plain.png" draw:style-name="gr1" draw:text-style-name="P1" svg:width="6.72pt" svg:height="10.46pt" svg:x="63.98pt" svg:y="4108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1" draw:name="https://upload.wikimedia.org/wikipedia/commons/3/37/Dagger-14-plain.png" draw:style-name="gr1" draw:text-style-name="P1" svg:width="6.72pt" svg:height="10.46pt" svg:x="63.98pt" svg:y="4121.5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2" draw:name="https://upload.wikimedia.org/wikipedia/commons/3/37/Dagger-14-plain.png" draw:style-name="gr1" draw:text-style-name="P1" svg:width="6.72pt" svg:height="10.46pt" svg:x="63.98pt" svg:y="4172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3" draw:name="https://upload.wikimedia.org/wikipedia/commons/3/37/Dagger-14-plain.png" draw:style-name="gr1" draw:text-style-name="P1" svg:width="6.72pt" svg:height="10.46pt" svg:x="63.98pt" svg:y="4249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4" draw:name="https://upload.wikimedia.org/wikipedia/commons/3/37/Dagger-14-plain.png" draw:style-name="gr1" draw:text-style-name="P1" svg:width="6.72pt" svg:height="10.46pt" svg:x="63.98pt" svg:y="4262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5" draw:name="https://upload.wikimedia.org/wikipedia/commons/3/37/Dagger-14-plain.png" draw:style-name="gr1" draw:text-style-name="P1" svg:width="6.72pt" svg:height="10.46pt" svg:x="63.98pt" svg:y="4326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6" draw:name="https://upload.wikimedia.org/wikipedia/commons/3/37/Dagger-14-plain.png" draw:style-name="gr1" draw:text-style-name="P1" svg:width="6.72pt" svg:height="10.46pt" svg:x="63.98pt" svg:y="4339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7" draw:name="https://upload.wikimedia.org/wikipedia/commons/3/37/Dagger-14-plain.png" draw:style-name="gr1" draw:text-style-name="P1" svg:width="6.72pt" svg:height="10.46pt" svg:x="63.98pt" svg:y="4390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8" draw:name="https://upload.wikimedia.org/wikipedia/commons/3/37/Dagger-14-plain.png" draw:style-name="gr1" draw:text-style-name="P1" svg:width="6.72pt" svg:height="10.46pt" svg:x="63.98pt" svg:y="4403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89" draw:name="https://upload.wikimedia.org/wikipedia/commons/3/37/Dagger-14-plain.png" draw:style-name="gr1" draw:text-style-name="P1" svg:width="6.72pt" svg:height="10.46pt" svg:x="63.98pt" svg:y="4582.3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0" draw:name="https://upload.wikimedia.org/wikipedia/commons/3/37/Dagger-14-plain.png" draw:style-name="gr1" draw:text-style-name="P1" svg:width="6.72pt" svg:height="10.46pt" svg:x="63.98pt" svg:y="4620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1" draw:name="https://upload.wikimedia.org/wikipedia/commons/3/37/Dagger-14-plain.png" draw:style-name="gr1" draw:text-style-name="P1" svg:width="6.72pt" svg:height="10.46pt" svg:x="63.98pt" svg:y="471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2" draw:name="https://upload.wikimedia.org/wikipedia/commons/3/37/Dagger-14-plain.png" draw:style-name="gr1" draw:text-style-name="P1" svg:width="6.72pt" svg:height="10.46pt" svg:x="63.98pt" svg:y="4723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3" draw:name="https://upload.wikimedia.org/wikipedia/commons/3/37/Dagger-14-plain.png" draw:style-name="gr1" draw:text-style-name="P1" svg:width="6.72pt" svg:height="10.46pt" svg:x="63.98pt" svg:y="4735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4" draw:name="https://upload.wikimedia.org/wikipedia/commons/3/37/Dagger-14-plain.png" draw:style-name="gr1" draw:text-style-name="P1" svg:width="6.72pt" svg:height="10.46pt" svg:x="63.98pt" svg:y="4761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5" draw:name="https://upload.wikimedia.org/wikipedia/commons/3/37/Dagger-14-plain.png" draw:style-name="gr1" draw:text-style-name="P1" svg:width="6.72pt" svg:height="10.46pt" svg:x="63.98pt" svg:y="4774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6" draw:name="https://upload.wikimedia.org/wikipedia/commons/3/37/Dagger-14-plain.png" draw:style-name="gr1" draw:text-style-name="P1" svg:width="6.72pt" svg:height="10.46pt" svg:x="63.98pt" svg:y="4838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7" draw:name="https://upload.wikimedia.org/wikipedia/commons/3/37/Dagger-14-plain.png" draw:style-name="gr1" draw:text-style-name="P1" svg:width="6.72pt" svg:height="10.46pt" svg:x="63.98pt" svg:y="4876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8" draw:name="https://upload.wikimedia.org/wikipedia/commons/3/37/Dagger-14-plain.png" draw:style-name="gr1" draw:text-style-name="P1" svg:width="6.72pt" svg:height="10.46pt" svg:x="63.98pt" svg:y="4889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99" draw:name="https://upload.wikimedia.org/wikipedia/commons/3/37/Dagger-14-plain.png" draw:style-name="gr1" draw:text-style-name="P1" svg:width="6.72pt" svg:height="10.46pt" svg:x="63.98pt" svg:y="4927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0" draw:name="https://upload.wikimedia.org/wikipedia/commons/3/37/Dagger-14-plain.png" draw:style-name="gr1" draw:text-style-name="P1" svg:width="6.72pt" svg:height="10.46pt" svg:x="63.98pt" svg:y="5017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1" draw:name="https://upload.wikimedia.org/wikipedia/commons/3/37/Dagger-14-plain.png" draw:style-name="gr1" draw:text-style-name="P1" svg:width="6.72pt" svg:height="10.46pt" svg:x="63.98pt" svg:y="503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2" draw:name="https://upload.wikimedia.org/wikipedia/commons/3/37/Dagger-14-plain.png" draw:style-name="gr1" draw:text-style-name="P1" svg:width="6.72pt" svg:height="10.46pt" svg:x="63.98pt" svg:y="5196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3" draw:name="https://upload.wikimedia.org/wikipedia/commons/3/37/Dagger-14-plain.png" draw:style-name="gr1" draw:text-style-name="P1" svg:width="6.72pt" svg:height="10.46pt" svg:x="63.98pt" svg:y="5235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4" draw:name="https://upload.wikimedia.org/wikipedia/commons/3/37/Dagger-14-plain.png" draw:style-name="gr1" draw:text-style-name="P1" svg:width="6.72pt" svg:height="10.46pt" svg:x="63.98pt" svg:y="5260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5" draw:name="https://upload.wikimedia.org/wikipedia/commons/3/37/Dagger-14-plain.png" draw:style-name="gr1" draw:text-style-name="P1" svg:width="6.72pt" svg:height="10.46pt" svg:x="63.98pt" svg:y="5324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6" draw:name="https://upload.wikimedia.org/wikipedia/commons/3/37/Dagger-14-plain.png" draw:style-name="gr1" draw:text-style-name="P1" svg:width="6.72pt" svg:height="10.46pt" svg:x="63.98pt" svg:y="5375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7" draw:name="https://upload.wikimedia.org/wikipedia/commons/3/37/Dagger-14-plain.png" draw:style-name="gr1" draw:text-style-name="P1" svg:width="6.72pt" svg:height="10.46pt" svg:x="63.98pt" svg:y="5465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8" draw:name="https://upload.wikimedia.org/wikipedia/commons/3/37/Dagger-14-plain.png" draw:style-name="gr1" draw:text-style-name="P1" svg:width="6.72pt" svg:height="10.46pt" svg:x="63.98pt" svg:y="5631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09" draw:name="https://upload.wikimedia.org/wikipedia/commons/3/37/Dagger-14-plain.png" draw:style-name="gr1" draw:text-style-name="P1" svg:width="6.72pt" svg:height="10.46pt" svg:x="63.98pt" svg:y="5644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0" draw:name="https://upload.wikimedia.org/wikipedia/commons/3/37/Dagger-14-plain.png" draw:style-name="gr1" draw:text-style-name="P1" svg:width="6.72pt" svg:height="10.46pt" svg:x="63.98pt" svg:y="5657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1" draw:name="https://upload.wikimedia.org/wikipedia/commons/3/37/Dagger-14-plain.png" draw:style-name="gr1" draw:text-style-name="P1" svg:width="6.72pt" svg:height="10.46pt" svg:x="63.98pt" svg:y="5670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2" draw:name="https://upload.wikimedia.org/wikipedia/commons/3/37/Dagger-14-plain.png" draw:style-name="gr1" draw:text-style-name="P1" svg:width="6.72pt" svg:height="10.46pt" svg:x="63.98pt" svg:y="5683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3" draw:name="https://upload.wikimedia.org/wikipedia/commons/3/37/Dagger-14-plain.png" draw:style-name="gr1" draw:text-style-name="P1" svg:width="6.72pt" svg:height="10.46pt" svg:x="63.98pt" svg:y="5798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4" draw:name="https://upload.wikimedia.org/wikipedia/commons/3/37/Dagger-14-plain.png" draw:style-name="gr1" draw:text-style-name="P1" svg:width="6.72pt" svg:height="10.46pt" svg:x="63.98pt" svg:y="5849.5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5" draw:name="https://upload.wikimedia.org/wikipedia/commons/3/37/Dagger-14-plain.png" draw:style-name="gr1" draw:text-style-name="P1" svg:width="6.72pt" svg:height="10.46pt" svg:x="63.98pt" svg:y="5926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6" draw:name="https://upload.wikimedia.org/wikipedia/commons/3/37/Dagger-14-plain.png" draw:style-name="gr1" draw:text-style-name="P1" svg:width="6.72pt" svg:height="10.46pt" svg:x="63.98pt" svg:y="6079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7" draw:name="https://upload.wikimedia.org/wikipedia/commons/3/37/Dagger-14-plain.png" draw:style-name="gr1" draw:text-style-name="P1" svg:width="6.72pt" svg:height="10.46pt" svg:x="63.98pt" svg:y="6323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8" draw:name="https://upload.wikimedia.org/wikipedia/commons/3/37/Dagger-14-plain.png" draw:style-name="gr1" draw:text-style-name="P1" svg:width="6.72pt" svg:height="10.46pt" svg:x="63.98pt" svg:y="6374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19" draw:name="https://upload.wikimedia.org/wikipedia/commons/3/37/Dagger-14-plain.png" draw:style-name="gr1" draw:text-style-name="P1" svg:width="6.72pt" svg:height="10.46pt" svg:x="63.98pt" svg:y="6387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0" draw:name="https://upload.wikimedia.org/wikipedia/commons/3/37/Dagger-14-plain.png" draw:style-name="gr1" draw:text-style-name="P1" svg:width="6.72pt" svg:height="10.46pt" svg:x="63.98pt" svg:y="6399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1" draw:name="https://upload.wikimedia.org/wikipedia/commons/3/37/Dagger-14-plain.png" draw:style-name="gr1" draw:text-style-name="P1" svg:width="6.72pt" svg:height="10.46pt" svg:x="63.98pt" svg:y="6451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2" draw:name="https://upload.wikimedia.org/wikipedia/commons/3/37/Dagger-14-plain.png" draw:style-name="gr1" draw:text-style-name="P1" svg:width="6.72pt" svg:height="10.46pt" svg:x="63.98pt" svg:y="6527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3" draw:name="https://upload.wikimedia.org/wikipedia/commons/3/37/Dagger-14-plain.png" draw:style-name="gr1" draw:text-style-name="P1" svg:width="6.72pt" svg:height="10.46pt" svg:x="63.98pt" svg:y="6540.7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4" draw:name="https://upload.wikimedia.org/wikipedia/commons/3/37/Dagger-14-plain.png" draw:style-name="gr1" draw:text-style-name="P1" svg:width="6.72pt" svg:height="10.46pt" svg:x="63.98pt" svg:y="6566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5" draw:name="https://upload.wikimedia.org/wikipedia/commons/3/37/Dagger-14-plain.png" draw:style-name="gr1" draw:text-style-name="P1" svg:width="6.72pt" svg:height="10.46pt" svg:x="63.98pt" svg:y="6617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6" draw:name="https://upload.wikimedia.org/wikipedia/commons/3/37/Dagger-14-plain.png" draw:style-name="gr1" draw:text-style-name="P1" svg:width="6.72pt" svg:height="10.46pt" svg:x="63.98pt" svg:y="6758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7" draw:name="https://upload.wikimedia.org/wikipedia/commons/3/37/Dagger-14-plain.png" draw:style-name="gr1" draw:text-style-name="P1" svg:width="6.72pt" svg:height="10.46pt" svg:x="63.98pt" svg:y="6771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8" draw:name="https://upload.wikimedia.org/wikipedia/commons/3/37/Dagger-14-plain.png" draw:style-name="gr1" draw:text-style-name="P1" svg:width="6.72pt" svg:height="10.46pt" svg:x="63.98pt" svg:y="6835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29" draw:name="https://upload.wikimedia.org/wikipedia/commons/3/37/Dagger-14-plain.png" draw:style-name="gr1" draw:text-style-name="P1" svg:width="6.72pt" svg:height="10.46pt" svg:x="63.98pt" svg:y="6886.3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0" draw:name="https://upload.wikimedia.org/wikipedia/commons/3/37/Dagger-14-plain.png" draw:style-name="gr1" draw:text-style-name="P1" svg:width="6.72pt" svg:height="10.46pt" svg:x="63.98pt" svg:y="6963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1" draw:name="https://upload.wikimedia.org/wikipedia/commons/3/37/Dagger-14-plain.png" draw:style-name="gr1" draw:text-style-name="P1" svg:width="6.72pt" svg:height="10.46pt" svg:x="63.98pt" svg:y="7193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2" draw:name="https://upload.wikimedia.org/wikipedia/commons/3/37/Dagger-14-plain.png" draw:style-name="gr1" draw:text-style-name="P1" svg:width="6.72pt" svg:height="10.46pt" svg:x="63.98pt" svg:y="7206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3" draw:name="https://upload.wikimedia.org/wikipedia/commons/3/37/Dagger-14-plain.png" draw:style-name="gr1" draw:text-style-name="P1" svg:width="6.72pt" svg:height="10.46pt" svg:x="63.98pt" svg:y="7231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4" draw:name="https://upload.wikimedia.org/wikipedia/commons/3/37/Dagger-14-plain.png" draw:style-name="gr1" draw:text-style-name="P1" svg:width="6.72pt" svg:height="10.46pt" svg:x="63.98pt" svg:y="7295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5" draw:name="https://upload.wikimedia.org/wikipedia/commons/3/37/Dagger-14-plain.png" draw:style-name="gr1" draw:text-style-name="P1" svg:width="6.72pt" svg:height="10.46pt" svg:x="63.98pt" svg:y="7398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6" draw:name="https://upload.wikimedia.org/wikipedia/commons/3/37/Dagger-14-plain.png" draw:style-name="gr1" draw:text-style-name="P1" svg:width="6.72pt" svg:height="10.46pt" svg:x="63.98pt" svg:y="7423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7" draw:name="https://upload.wikimedia.org/wikipedia/commons/3/37/Dagger-14-plain.png" draw:style-name="gr1" draw:text-style-name="P1" svg:width="6.72pt" svg:height="10.46pt" svg:x="63.98pt" svg:y="7462.3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8" draw:name="https://upload.wikimedia.org/wikipedia/commons/3/37/Dagger-14-plain.png" draw:style-name="gr1" draw:text-style-name="P1" svg:width="6.72pt" svg:height="10.46pt" svg:x="63.98pt" svg:y="7513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39" draw:name="https://upload.wikimedia.org/wikipedia/commons/3/37/Dagger-14-plain.png" draw:style-name="gr1" draw:text-style-name="P1" svg:width="6.72pt" svg:height="10.46pt" svg:x="63.98pt" svg:y="7564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0" draw:name="https://upload.wikimedia.org/wikipedia/commons/3/37/Dagger-14-plain.png" draw:style-name="gr1" draw:text-style-name="P1" svg:width="6.72pt" svg:height="10.46pt" svg:x="63.98pt" svg:y="7577.5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1" draw:name="https://upload.wikimedia.org/wikipedia/commons/3/37/Dagger-14-plain.png" draw:style-name="gr1" draw:text-style-name="P1" svg:width="6.72pt" svg:height="10.46pt" svg:x="63.98pt" svg:y="7641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2" draw:name="https://upload.wikimedia.org/wikipedia/commons/3/37/Dagger-14-plain.png" draw:style-name="gr1" draw:text-style-name="P1" svg:width="6.72pt" svg:height="10.46pt" svg:x="63.98pt" svg:y="7756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3" draw:name="https://upload.wikimedia.org/wikipedia/commons/3/37/Dagger-14-plain.png" draw:style-name="gr1" draw:text-style-name="P1" svg:width="6.72pt" svg:height="10.46pt" svg:x="63.98pt" svg:y="7807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4" draw:name="https://upload.wikimedia.org/wikipedia/commons/3/37/Dagger-14-plain.png" draw:style-name="gr1" draw:text-style-name="P1" svg:width="6.72pt" svg:height="10.46pt" svg:x="63.98pt" svg:y="7897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5" draw:name="https://upload.wikimedia.org/wikipedia/commons/3/37/Dagger-14-plain.png" draw:style-name="gr1" draw:text-style-name="P1" svg:width="6.72pt" svg:height="10.46pt" svg:x="63.98pt" svg:y="8012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6" draw:name="https://upload.wikimedia.org/wikipedia/commons/3/37/Dagger-14-plain.png" draw:style-name="gr1" draw:text-style-name="P1" svg:width="6.72pt" svg:height="10.46pt" svg:x="63.98pt" svg:y="8038.3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7" draw:name="https://upload.wikimedia.org/wikipedia/commons/3/37/Dagger-14-plain.png" draw:style-name="gr1" draw:text-style-name="P1" svg:width="6.72pt" svg:height="10.46pt" svg:x="63.98pt" svg:y="806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8" draw:name="https://upload.wikimedia.org/wikipedia/commons/3/37/Dagger-14-plain.png" draw:style-name="gr1" draw:text-style-name="P1" svg:width="6.72pt" svg:height="10.46pt" svg:x="63.98pt" svg:y="8115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49" draw:name="https://upload.wikimedia.org/wikipedia/commons/3/37/Dagger-14-plain.png" draw:style-name="gr1" draw:text-style-name="P1" svg:width="6.72pt" svg:height="10.46pt" svg:x="63.98pt" svg:y="8217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0" draw:name="https://upload.wikimedia.org/wikipedia/commons/3/37/Dagger-14-plain.png" draw:style-name="gr1" draw:text-style-name="P1" svg:width="6.72pt" svg:height="10.46pt" svg:x="63.98pt" svg:y="8281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1" draw:name="https://upload.wikimedia.org/wikipedia/commons/3/37/Dagger-14-plain.png" draw:style-name="gr1" draw:text-style-name="P1" svg:width="6.72pt" svg:height="10.46pt" svg:x="63.98pt" svg:y="8294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2" draw:name="https://upload.wikimedia.org/wikipedia/commons/3/37/Dagger-14-plain.png" draw:style-name="gr1" draw:text-style-name="P1" svg:width="6.72pt" svg:height="10.46pt" svg:x="63.98pt" svg:y="8320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3" draw:name="https://upload.wikimedia.org/wikipedia/commons/3/37/Dagger-14-plain.png" draw:style-name="gr1" draw:text-style-name="P1" svg:width="6.72pt" svg:height="10.46pt" svg:x="63.98pt" svg:y="8332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4" draw:name="https://upload.wikimedia.org/wikipedia/commons/3/37/Dagger-14-plain.png" draw:style-name="gr1" draw:text-style-name="P1" svg:width="6.72pt" svg:height="10.46pt" svg:x="63.98pt" svg:y="8383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5" draw:name="https://upload.wikimedia.org/wikipedia/commons/3/37/Dagger-14-plain.png" draw:style-name="gr1" draw:text-style-name="P1" svg:width="6.72pt" svg:height="10.46pt" svg:x="63.98pt" svg:y="8396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6" draw:name="https://upload.wikimedia.org/wikipedia/commons/3/37/Dagger-14-plain.png" draw:style-name="gr1" draw:text-style-name="P1" svg:width="6.72pt" svg:height="10.46pt" svg:x="63.98pt" svg:y="8588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7" draw:name="https://upload.wikimedia.org/wikipedia/commons/3/37/Dagger-14-plain.png" draw:style-name="gr1" draw:text-style-name="P1" svg:width="6.72pt" svg:height="10.46pt" svg:x="63.98pt" svg:y="8729.5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8" draw:name="https://upload.wikimedia.org/wikipedia/commons/3/37/Dagger-14-plain.png" draw:style-name="gr1" draw:text-style-name="P1" svg:width="6.72pt" svg:height="10.46pt" svg:x="63.98pt" svg:y="8767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59" draw:name="https://upload.wikimedia.org/wikipedia/commons/3/37/Dagger-14-plain.png" draw:style-name="gr1" draw:text-style-name="P1" svg:width="6.72pt" svg:height="10.46pt" svg:x="63.98pt" svg:y="8806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0" draw:name="https://upload.wikimedia.org/wikipedia/commons/3/37/Dagger-14-plain.png" draw:style-name="gr1" draw:text-style-name="P1" svg:width="6.72pt" svg:height="10.46pt" svg:x="63.98pt" svg:y="8883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1" draw:name="https://upload.wikimedia.org/wikipedia/commons/3/37/Dagger-14-plain.png" draw:style-name="gr1" draw:text-style-name="P1" svg:width="6.72pt" svg:height="10.46pt" svg:x="63.98pt" svg:y="9062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2" draw:name="https://upload.wikimedia.org/wikipedia/commons/3/37/Dagger-14-plain.png" draw:style-name="gr1" draw:text-style-name="P1" svg:width="6.72pt" svg:height="10.46pt" svg:x="63.98pt" svg:y="9164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3" draw:name="https://upload.wikimedia.org/wikipedia/commons/3/37/Dagger-14-plain.png" draw:style-name="gr1" draw:text-style-name="P1" svg:width="6.72pt" svg:height="10.46pt" svg:x="63.98pt" svg:y="9420.7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4" draw:name="https://upload.wikimedia.org/wikipedia/commons/3/37/Dagger-14-plain.png" draw:style-name="gr1" draw:text-style-name="P1" svg:width="6.72pt" svg:height="10.46pt" svg:x="63.98pt" svg:y="9574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5" draw:name="https://upload.wikimedia.org/wikipedia/commons/3/37/Dagger-14-plain.png" draw:style-name="gr1" draw:text-style-name="P1" svg:width="6.72pt" svg:height="10.46pt" svg:x="63.98pt" svg:y="9702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6" draw:name="https://upload.wikimedia.org/wikipedia/commons/3/37/Dagger-14-plain.png" draw:style-name="gr1" draw:text-style-name="P1" svg:width="6.72pt" svg:height="10.46pt" svg:x="63.98pt" svg:y="9753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7" draw:name="https://upload.wikimedia.org/wikipedia/commons/3/37/Dagger-14-plain.png" draw:style-name="gr1" draw:text-style-name="P1" svg:width="6.72pt" svg:height="10.46pt" svg:x="63.98pt" svg:y="979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8" draw:name="https://upload.wikimedia.org/wikipedia/commons/3/37/Dagger-14-plain.png" draw:style-name="gr1" draw:text-style-name="P1" svg:width="6.72pt" svg:height="10.46pt" svg:x="63.98pt" svg:y="9894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69" draw:name="https://upload.wikimedia.org/wikipedia/commons/3/37/Dagger-14-plain.png" draw:style-name="gr1" draw:text-style-name="P1" svg:width="6.72pt" svg:height="10.46pt" svg:x="63.98pt" svg:y="9945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0" draw:name="https://upload.wikimedia.org/wikipedia/commons/3/37/Dagger-14-plain.png" draw:style-name="gr1" draw:text-style-name="P1" svg:width="6.72pt" svg:height="10.46pt" svg:x="63.98pt" svg:y="9983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1" draw:name="https://upload.wikimedia.org/wikipedia/commons/3/37/Dagger-14-plain.png" draw:style-name="gr1" draw:text-style-name="P1" svg:width="6.72pt" svg:height="10.46pt" svg:x="63.98pt" svg:y="10137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2" draw:name="https://upload.wikimedia.org/wikipedia/commons/3/37/Dagger-14-plain.png" draw:style-name="gr1" draw:text-style-name="P1" svg:width="6.72pt" svg:height="10.46pt" svg:x="63.98pt" svg:y="10150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3" draw:name="https://upload.wikimedia.org/wikipedia/commons/3/37/Dagger-14-plain.png" draw:style-name="gr1" draw:text-style-name="P1" svg:width="6.72pt" svg:height="10.46pt" svg:x="63.98pt" svg:y="10303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4" draw:name="https://upload.wikimedia.org/wikipedia/commons/3/37/Dagger-14-plain.png" draw:style-name="gr1" draw:text-style-name="P1" svg:width="6.72pt" svg:height="10.46pt" svg:x="63.98pt" svg:y="10355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5" draw:name="https://upload.wikimedia.org/wikipedia/commons/3/37/Dagger-14-plain.png" draw:style-name="gr1" draw:text-style-name="P1" svg:width="6.72pt" svg:height="10.46pt" svg:x="63.98pt" svg:y="10470.3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6" draw:name="https://upload.wikimedia.org/wikipedia/commons/3/37/Dagger-14-plain.png" draw:style-name="gr1" draw:text-style-name="P1" svg:width="6.72pt" svg:height="10.46pt" svg:x="63.98pt" svg:y="10521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7" draw:name="https://upload.wikimedia.org/wikipedia/commons/3/37/Dagger-14-plain.png" draw:style-name="gr1" draw:text-style-name="P1" svg:width="6.72pt" svg:height="10.46pt" svg:x="63.98pt" svg:y="10559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8" draw:name="https://upload.wikimedia.org/wikipedia/commons/3/37/Dagger-14-plain.png" draw:style-name="gr1" draw:text-style-name="P1" svg:width="6.72pt" svg:height="10.46pt" svg:x="63.98pt" svg:y="10585.5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79" draw:name="https://upload.wikimedia.org/wikipedia/commons/3/37/Dagger-14-plain.png" draw:style-name="gr1" draw:text-style-name="P1" svg:width="6.72pt" svg:height="10.46pt" svg:x="63.98pt" svg:y="10764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0" draw:name="https://upload.wikimedia.org/wikipedia/commons/3/37/Dagger-14-plain.png" draw:style-name="gr1" draw:text-style-name="P1" svg:width="6.72pt" svg:height="10.46pt" svg:x="63.98pt" svg:y="10815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1" draw:name="https://upload.wikimedia.org/wikipedia/commons/3/37/Dagger-14-plain.png" draw:style-name="gr1" draw:text-style-name="P1" svg:width="6.72pt" svg:height="10.46pt" svg:x="63.98pt" svg:y="10892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2" draw:name="https://upload.wikimedia.org/wikipedia/commons/3/37/Dagger-14-plain.png" draw:style-name="gr1" draw:text-style-name="P1" svg:width="6.72pt" svg:height="10.46pt" svg:x="63.98pt" svg:y="10931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3" draw:name="https://upload.wikimedia.org/wikipedia/commons/3/37/Dagger-14-plain.png" draw:style-name="gr1" draw:text-style-name="P1" svg:width="6.72pt" svg:height="10.46pt" svg:x="63.98pt" svg:y="10956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4" draw:name="https://upload.wikimedia.org/wikipedia/commons/3/37/Dagger-14-plain.png" draw:style-name="gr1" draw:text-style-name="P1" svg:width="6.72pt" svg:height="10.46pt" svg:x="63.98pt" svg:y="10969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5" draw:name="https://upload.wikimedia.org/wikipedia/commons/3/37/Dagger-14-plain.png" draw:style-name="gr1" draw:text-style-name="P1" svg:width="6.72pt" svg:height="10.46pt" svg:x="63.98pt" svg:y="11212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6" draw:name="https://upload.wikimedia.org/wikipedia/commons/3/37/Dagger-14-plain.png" draw:style-name="gr1" draw:text-style-name="P1" svg:width="6.72pt" svg:height="10.46pt" svg:x="63.98pt" svg:y="11302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7" draw:name="https://upload.wikimedia.org/wikipedia/commons/3/37/Dagger-14-plain.png" draw:style-name="gr1" draw:text-style-name="P1" svg:width="6.72pt" svg:height="10.46pt" svg:x="63.98pt" svg:y="11315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8" draw:name="https://upload.wikimedia.org/wikipedia/commons/3/37/Dagger-14-plain.png" draw:style-name="gr1" draw:text-style-name="P1" svg:width="6.72pt" svg:height="10.46pt" svg:x="63.98pt" svg:y="11353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89" draw:name="https://upload.wikimedia.org/wikipedia/commons/3/37/Dagger-14-plain.png" draw:style-name="gr1" draw:text-style-name="P1" svg:width="6.72pt" svg:height="10.46pt" svg:x="63.98pt" svg:y="11379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0" draw:name="https://upload.wikimedia.org/wikipedia/commons/3/37/Dagger-14-plain.png" draw:style-name="gr1" draw:text-style-name="P1" svg:width="6.72pt" svg:height="10.46pt" svg:x="63.98pt" svg:y="11430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1" draw:name="https://upload.wikimedia.org/wikipedia/commons/3/37/Dagger-14-plain.png" draw:style-name="gr1" draw:text-style-name="P1" svg:width="6.72pt" svg:height="10.46pt" svg:x="63.98pt" svg:y="11507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2" draw:name="https://upload.wikimedia.org/wikipedia/commons/3/37/Dagger-14-plain.png" draw:style-name="gr1" draw:text-style-name="P1" svg:width="6.72pt" svg:height="10.46pt" svg:x="63.98pt" svg:y="1177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3" draw:name="https://upload.wikimedia.org/wikipedia/commons/3/37/Dagger-14-plain.png" draw:style-name="gr1" draw:text-style-name="P1" svg:width="6.72pt" svg:height="10.46pt" svg:x="63.98pt" svg:y="11827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4" draw:name="https://upload.wikimedia.org/wikipedia/commons/3/37/Dagger-14-plain.png" draw:style-name="gr1" draw:text-style-name="P1" svg:width="6.72pt" svg:height="10.46pt" svg:x="63.98pt" svg:y="11878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5" draw:name="https://upload.wikimedia.org/wikipedia/commons/3/37/Dagger-14-plain.png" draw:style-name="gr1" draw:text-style-name="P1" svg:width="6.72pt" svg:height="10.46pt" svg:x="63.98pt" svg:y="11955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6" draw:name="https://upload.wikimedia.org/wikipedia/commons/3/37/Dagger-14-plain.png" draw:style-name="gr1" draw:text-style-name="P1" svg:width="6.72pt" svg:height="10.46pt" svg:x="63.98pt" svg:y="12019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7" draw:name="https://upload.wikimedia.org/wikipedia/commons/3/37/Dagger-14-plain.png" draw:style-name="gr1" draw:text-style-name="P1" svg:width="6.72pt" svg:height="10.46pt" svg:x="63.98pt" svg:y="12044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8" draw:name="https://upload.wikimedia.org/wikipedia/commons/3/37/Dagger-14-plain.png" draw:style-name="gr1" draw:text-style-name="P1" svg:width="6.72pt" svg:height="10.46pt" svg:x="63.98pt" svg:y="12108.7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199" draw:name="https://upload.wikimedia.org/wikipedia/commons/3/37/Dagger-14-plain.png" draw:style-name="gr1" draw:text-style-name="P1" svg:width="6.72pt" svg:height="10.46pt" svg:x="63.98pt" svg:y="12159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0" draw:name="https://upload.wikimedia.org/wikipedia/commons/3/37/Dagger-14-plain.png" draw:style-name="gr1" draw:text-style-name="P1" svg:width="6.72pt" svg:height="10.46pt" svg:x="63.98pt" svg:y="12249.5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1" draw:name="https://upload.wikimedia.org/wikipedia/commons/3/37/Dagger-14-plain.png" draw:style-name="gr1" draw:text-style-name="P1" svg:width="6.72pt" svg:height="10.46pt" svg:x="63.98pt" svg:y="12390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2" draw:name="https://upload.wikimedia.org/wikipedia/commons/3/37/Dagger-14-plain.png" draw:style-name="gr1" draw:text-style-name="P1" svg:width="6.72pt" svg:height="10.46pt" svg:x="63.98pt" svg:y="12428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3" draw:name="https://upload.wikimedia.org/wikipedia/commons/3/37/Dagger-14-plain.png" draw:style-name="gr1" draw:text-style-name="P1" svg:width="6.72pt" svg:height="10.46pt" svg:x="63.98pt" svg:y="12441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4" draw:name="https://upload.wikimedia.org/wikipedia/commons/3/37/Dagger-14-plain.png" draw:style-name="gr1" draw:text-style-name="P1" svg:width="6.72pt" svg:height="10.46pt" svg:x="63.98pt" svg:y="12454.3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5" draw:name="https://upload.wikimedia.org/wikipedia/commons/3/37/Dagger-14-plain.png" draw:style-name="gr1" draw:text-style-name="P1" svg:width="6.72pt" svg:height="10.46pt" svg:x="63.98pt" svg:y="12479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6" draw:name="https://upload.wikimedia.org/wikipedia/commons/3/37/Dagger-14-plain.png" draw:style-name="gr1" draw:text-style-name="P1" svg:width="6.72pt" svg:height="10.46pt" svg:x="63.98pt" svg:y="12543.9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7" draw:name="https://upload.wikimedia.org/wikipedia/commons/3/37/Dagger-14-plain.png" draw:style-name="gr1" draw:text-style-name="P1" svg:width="6.72pt" svg:height="10.46pt" svg:x="63.98pt" svg:y="12646.3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8" draw:name="https://upload.wikimedia.org/wikipedia/commons/3/37/Dagger-14-plain.png" draw:style-name="gr1" draw:text-style-name="P1" svg:width="6.72pt" svg:height="10.46pt" svg:x="63.98pt" svg:y="1267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09" draw:name="https://upload.wikimedia.org/wikipedia/commons/3/37/Dagger-14-plain.png" draw:style-name="gr1" draw:text-style-name="P1" svg:width="6.72pt" svg:height="10.46pt" svg:x="63.98pt" svg:y="13107.1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0" draw:name="https://upload.wikimedia.org/wikipedia/commons/3/37/Dagger-14-plain.png" draw:style-name="gr1" draw:text-style-name="P1" svg:width="6.72pt" svg:height="10.46pt" svg:x="63.98pt" svg:y="13158.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1" draw:name="https://upload.wikimedia.org/wikipedia/commons/3/37/Dagger-14-plain.png" draw:style-name="gr1" draw:text-style-name="P1" svg:width="6.72pt" svg:height="10.46pt" svg:x="63.98pt" svg:y="13273.6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2" draw:name="https://upload.wikimedia.org/wikipedia/commons/3/37/Dagger-14-plain.png" draw:style-name="gr1" draw:text-style-name="P1" svg:width="6.72pt" svg:height="10.46pt" svg:x="63.98pt" svg:y="13363.2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3" draw:name="https://upload.wikimedia.org/wikipedia/commons/3/37/Dagger-14-plain.png" draw:style-name="gr1" draw:text-style-name="P1" svg:width="6.72pt" svg:height="10.46pt" svg:x="63.98pt" svg:y="13375.9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4" draw:name="https://upload.wikimedia.org/wikipedia/commons/3/37/Dagger-14-plain.png" draw:style-name="gr1" draw:text-style-name="P1" svg:width="6.72pt" svg:height="10.46pt" svg:x="63.98pt" svg:y="13388.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5" draw:name="https://upload.wikimedia.org/wikipedia/commons/3/37/Dagger-14-plain.png" draw:style-name="gr1" draw:text-style-name="P1" svg:width="6.72pt" svg:height="10.46pt" svg:x="63.98pt" svg:y="13427.18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6" draw:name="https://upload.wikimedia.org/wikipedia/commons/3/37/Dagger-14-plain.png" draw:style-name="gr1" draw:text-style-name="P1" svg:width="6.72pt" svg:height="10.46pt" svg:x="63.98pt" svg:y="13567.97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7" draw:name="https://upload.wikimedia.org/wikipedia/commons/3/37/Dagger-14-plain.png" draw:style-name="gr1" draw:text-style-name="P1" svg:width="6.72pt" svg:height="10.46pt" svg:x="63.98pt" svg:y="13580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8" draw:name="https://upload.wikimedia.org/wikipedia/commons/3/37/Dagger-14-plain.png" draw:style-name="gr1" draw:text-style-name="P1" svg:width="6.72pt" svg:height="10.46pt" svg:x="63.98pt" svg:y="13644.7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19" draw:name="https://upload.wikimedia.org/wikipedia/commons/3/37/Dagger-14-plain.png" draw:style-name="gr1" draw:text-style-name="P1" svg:width="6.72pt" svg:height="10.46pt" svg:x="63.98pt" svg:y="13811.19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20" draw:name="https://upload.wikimedia.org/wikipedia/commons/3/37/Dagger-14-plain.png" draw:style-name="gr1" draw:text-style-name="P1" svg:width="6.72pt" svg:height="10.46pt" svg:x="63.98pt" svg:y="13824pt">
            <draw:image xlink:href="https://upload.wikimedia.org/wikipedia/commons/3/37/Dagger-14-plain.png" xlink:type="simple" xlink:show="embed" xlink:actuate="onLoad">
              <text:p/>
            </draw:image>
          </draw:frame>
          <draw:frame draw:z-index="221" draw:name="https://upload.wikimedia.org/wikipedia/commons/3/37/Dagger-14-plain.png" draw:style-name="gr1" draw:text-style-name="P1" svg:width="6.72pt" svg:height="10.46pt" svg:x="63.98pt" svg:y="13913.57pt">
            <draw:image xlink:href="https://upload.wikimedia.org/wikipedia/commons/3/37/Dagger-14-plain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1" table:number-rows-spanned="2">
            <text:p>County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covered-table-cell table:number-columns-repeated="2" table:style-name="ce3"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bott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ernathy</text:p>
          </table:table-cell>
          <table:table-cell office:value-type="string" calcext:value-type="string">
            <text:p>Lubbock, H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bilene</text:p>
          </table:table-cell>
          <table:table-cell table:style-name="ce4" office:value-type="string" calcext:value-type="string">
            <text:p>Taylor, Jo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ckerly</text:p>
          </table:table-cell>
          <table:table-cell table:style-name="ce4" office:value-type="string" calcext:value-type="string">
            <text:p>Dawson, Mar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dison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rian</text:p>
          </table:table-cell>
          <table:table-cell office:value-type="string" calcext:value-type="string">
            <text:p>Oldh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ua Dulce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amo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amo Height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bany</text:p>
          </table:table-cell>
          <table:table-cell office:value-type="string" calcext:value-type="string">
            <text:p>Shackelf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edo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ice</text:p>
          </table:table-cell>
          <table:table-cell office:value-type="string" calcext:value-type="string">
            <text:p>Jim We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en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pine</text:p>
          </table:table-cell>
          <table:table-cell office:value-type="string" calcext:value-type="string">
            <text:p>Brews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ton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varado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vin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arillo</text:p>
          </table:table-cell>
          <table:table-cell table:style-name="ce4" office:value-type="string" calcext:value-type="string">
            <text:p>Potter, Rand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es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mherst</text:p>
          </table:table-cell>
          <table:table-cell office:value-type="string" calcext:value-type="string">
            <text:p>La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ahuac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derson</text:p>
          </table:table-cell>
          <table:table-cell office:value-type="string" calcext:value-type="string">
            <text:p>Grim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drew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gleton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gu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na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son</text:p>
          </table:table-cell>
          <table:table-cell office:value-type="string" calcext:value-type="string">
            <text:p>Jo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ton</text:p>
          </table:table-cell>
          <table:table-cell office:value-type="string" calcext:value-type="string">
            <text:p>Hock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eby</text:p>
          </table:table-cell>
          <table:table-cell office:value-type="string" calcext:value-type="string">
            <text:p>Nacogdo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quilla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ransas Pass</text:p>
          </table:table-cell>
          <table:table-cell table:style-name="ce4" office:value-type="string" calcext:value-type="string">
            <text:p>San Patricio, Aransas, 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her City</text:p>
          </table:table-cell>
          <table:table-cell office:value-type="string" calcext:value-type="string">
            <text:p>Ar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cola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gyl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lington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rp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sherton</text:p>
          </table:table-cell>
          <table:table-cell office:value-type="string" calcext:value-type="string">
            <text:p>Dimm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hens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tlanta</text:p>
          </table:table-cell>
          <table:table-cell office:value-type="string" calcext:value-type="string">
            <text:p>C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brey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rora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stin</text:p>
          </table:table-cell>
          <table:table-cell table:style-name="ce4" office:value-type="string" calcext:value-type="string">
            <text:p>Travis, Williamson, Hay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ustwell</text:p>
          </table:table-cell>
          <table:table-cell office:value-type="string" calcext:value-type="string">
            <text:p>Refug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ery</text:p>
          </table:table-cell>
          <table:table-cell office:value-type="string" calcext:value-type="string">
            <text:p>Red Ri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zle</text:p>
          </table:table-cell>
          <table:table-cell table:style-name="ce4" office:value-type="string" calcext:value-type="string">
            <text:p>Parker, Tarran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ailey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ird</text:p>
          </table:table-cell>
          <table:table-cell office:value-type="string" calcext:value-type="string">
            <text:p>Callah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ch Springs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cones Height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linger</text:p>
          </table:table-cell>
          <table:table-cell office:value-type="string" calcext:value-type="string">
            <text:p>Runn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lmorhea</text:p>
          </table:table-cell>
          <table:table-cell office:value-type="string" calcext:value-type="string">
            <text:p>Reev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nd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ngs</text:p>
          </table:table-cell>
          <table:table-cell office:value-type="string" calcext:value-type="string">
            <text:p>Br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rdwell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rry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rstow</text:p>
          </table:table-cell>
          <table:table-cell office:value-type="string" calcext:value-type="string">
            <text:p>W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artlett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astr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 City</text:p>
          </table:table-cell>
          <table:table-cell office:value-type="string" calcext:value-type="string">
            <text:p>Matago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you Vista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aytown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ach City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asley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aumont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ckville</text:p>
          </table:table-cell>
          <table:table-cell office:value-type="string" calcext:value-type="string">
            <text:p>Pan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dford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dias</text:p>
          </table:table-cell>
          <table:table-cell office:value-type="string" calcext:value-type="string">
            <text:p>Gr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e Cave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eville</text:p>
          </table:table-cell>
          <table:table-cell office:value-type="string" calcext:value-type="string">
            <text:p>B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lair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levue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lmead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lville</text:p>
          </table:table-cell>
          <table:table-cell office:value-type="string" calcext:value-type="string">
            <text:p>Aus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lton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navides</text:p>
          </table:table-cell>
          <table:table-cell office:value-type="string" calcext:value-type="string">
            <text:p>Duv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nbrook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njamin</text:p>
          </table:table-cell>
          <table:table-cell office:value-type="string" calcext:value-type="string">
            <text:p>Kn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rtram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verly Hills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vil Oaks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g Lake</text:p>
          </table:table-cell>
          <table:table-cell office:value-type="string" calcext:value-type="string">
            <text:p>Reag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g Spring</text:p>
          </table:table-cell>
          <table:table-cell office:value-type="string" calcext:value-type="string">
            <text:p>How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g Wells</text:p>
          </table:table-cell>
          <table:table-cell office:value-type="string" calcext:value-type="string">
            <text:p>Dimm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ishop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lackwell</text:p>
          </table:table-cell>
          <table:table-cell office:value-type="string" calcext:value-type="string">
            <text:p>Nola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k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ossom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 Mound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 Ridge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erne</text:p>
          </table:table-cell>
          <table:table-cell office:value-type="string" calcext:value-type="string">
            <text:p>Kend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gata</text:p>
          </table:table-cell>
          <table:table-cell office:value-type="string" calcext:value-type="string">
            <text:p>Red Ri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nham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rger</text:p>
          </table:table-cell>
          <table:table-cell office:value-type="string" calcext:value-type="string">
            <text:p>Hutchi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vina</text:p>
          </table:table-cell>
          <table:table-cell office:value-type="string" calcext:value-type="string">
            <text:p>Parm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wie</text:p>
          </table:table-cell>
          <table:table-cell office:value-type="string" calcext:value-type="string">
            <text:p>Montag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ckettville</text:p>
          </table:table-cell>
          <table:table-cell office:value-type="string" calcext:value-type="string">
            <text:p>Kinn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dy</text:p>
          </table:table-cell>
          <table:table-cell office:value-type="string" calcext:value-type="string">
            <text:p>McCulloch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zos Bend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zos Country</text:p>
          </table:table-cell>
          <table:table-cell office:value-type="string" calcext:value-type="string">
            <text:p>Aus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eckenridge</text:p>
          </table:table-cell>
          <table:table-cell office:value-type="string" calcext:value-type="string">
            <text:p>Steph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emond</text:p>
          </table:table-cell>
          <table:table-cell office:value-type="string" calcext:value-type="string">
            <text:p>Robert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enham</text:p>
          </table:table-cell>
          <table:table-cell office:value-type="string" calcext:value-type="string">
            <text:p>Washing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iaroaks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idge City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idgeport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okshire</text:p>
          </table:table-cell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okside Village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wndell</text:p>
          </table:table-cell>
          <table:table-cell office:value-type="string" calcext:value-type="string">
            <text:p>Jas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wnfield</text:p>
          </table:table-cell>
          <table:table-cell office:value-type="string" calcext:value-type="string">
            <text:p>Ter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wnsboro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wnsville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ownwood</text:p>
          </table:table-cell>
          <table:table-cell office:value-type="string" calcext:value-type="string">
            <text:p>Br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ruceville-Eddy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yan</text:p>
          </table:table-cell>
          <table:table-cell office:value-type="string" calcext:value-type="string">
            <text:p>Braz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yson</text:p>
          </table:table-cell>
          <table:table-cell office:value-type="string" calcext:value-type="string">
            <text:p>J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da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ffalo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lverde</text:p>
          </table:table-cell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nker Hill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rkburnett</text:p>
          </table:table-cell>
          <table:table-cell office:value-type="string" calcext:value-type="string">
            <text:p>Wich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urke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Burleson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ers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ctus</text:p>
          </table:table-cell>
          <table:table-cell office:value-type="string" calcext:value-type="string">
            <text:p>Mo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ddo Mills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dwell</text:p>
          </table:table-cell>
          <table:table-cell office:value-type="string" calcext:value-type="string">
            <text:p>Burle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lisburg</text:p>
          </table:table-cell>
          <table:table-cell office:value-type="string" calcext:value-type="string">
            <text:p>Co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lvert</text:p>
          </table:table-cell>
          <table:table-cell office:value-type="string" calcext:value-type="string">
            <text:p>Robert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meron</text:p>
          </table:table-cell>
          <table:table-cell office:value-type="string" calcext:value-type="string">
            <text:p>Mil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mp Wood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mpbell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adian</text:p>
          </table:table-cell>
          <table:table-cell office:value-type="string" calcext:value-type="string">
            <text:p>Hemp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ton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yon</text:p>
          </table:table-cell>
          <table:table-cell office:value-type="string" calcext:value-type="string">
            <text:p>Rand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mine</text:p>
          </table:table-cell>
          <table:table-cell office:value-type="string" calcext:value-type="string">
            <text:p>Fay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rizo Springs</text:p>
          </table:table-cell>
          <table:table-cell office:value-type="string" calcext:value-type="string">
            <text:p>Dimm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Carrollton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rthage</text:p>
          </table:table-cell>
          <table:table-cell office:value-type="string" calcext:value-type="string">
            <text:p>Pan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hion Community</text:p>
          </table:table-cell>
          <table:table-cell office:value-type="string" calcext:value-type="string">
            <text:p>Wich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tle Hill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stroville</text:p>
          </table:table-cell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edar Hill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edar Park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leste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elina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nter</text:p>
          </table:table-cell>
          <table:table-cell office:value-type="string" calcext:value-type="string">
            <text:p>Shel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enterville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dler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ning</text:p>
          </table:table-cell>
          <table:table-cell office:value-type="string" calcext:value-type="string">
            <text:p>Hart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rlotte</text:p>
          </table:table-cell>
          <table:table-cell office:value-type="string" calcext:value-type="string">
            <text:p>Atasco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ico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ildre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illicothe</text:p>
          </table:table-cell>
          <table:table-cell office:value-type="string" calcext:value-type="string">
            <text:p>Harde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ina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ireno</text:p>
          </table:table-cell>
          <table:table-cell office:value-type="string" calcext:value-type="string">
            <text:p>Nacogdo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ibolo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sco</text:p>
          </table:table-cell>
          <table:table-cell office:value-type="string" calcext:value-type="string">
            <text:p>Eastl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rendon</text:p>
          </table:table-cell>
          <table:table-cell office:value-type="string" calcext:value-type="string">
            <text:p>Don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rksville</text:p>
          </table:table-cell>
          <table:table-cell office:value-type="string" calcext:value-type="string">
            <text:p>Red Riv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larksville City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ude</text:p>
          </table:table-cell>
          <table:table-cell office:value-type="string" calcext:value-type="string">
            <text:p>Armstro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ar Lake Shores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burne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eveland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fton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ute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yde</text:p>
          </table:table-cell>
          <table:table-cell office:value-type="string" calcext:value-type="string">
            <text:p>Callah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ckrell Hill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dspring</text:p>
          </table:table-cell>
          <table:table-cell office:value-type="string" calcext:value-type="string">
            <text:p>San Jaci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le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 Station</text:p>
          </table:table-cell>
          <table:table-cell office:value-type="string" calcext:value-type="string">
            <text:p>Braz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yville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mesneil</text:p>
          </table:table-cell>
          <table:table-cell office:value-type="string" calcext:value-type="string">
            <text:p>Ty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orado City</text:p>
          </table:table-cell>
          <table:table-cell office:value-type="string" calcext:value-type="string">
            <text:p>Mitch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umbus</text:p>
          </table:table-cell>
          <table:table-cell office:value-type="string" calcext:value-type="string">
            <text:p>Colorad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man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ombine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mmerce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roe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verse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ol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oper</text:p>
          </table:table-cell>
          <table:table-cell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oppell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Copperas Cove</text:p>
          </table:table-cell>
          <table:table-cell office:value-type="string" calcext:value-type="string">
            <text:p>Corye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ampas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inth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Corpus Christi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leber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Arans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sicana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wood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tonwood Shores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tulla</text:p>
          </table:table-cell>
          <table:table-cell office:value-type="string" calcext:value-type="string">
            <text:p>La Sa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pland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ve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vington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yote Flats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andall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ra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anfills Gap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eedmoor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Cresson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ockett</text:p>
          </table:table-cell>
          <table:table-cell office:value-type="string" calcext:value-type="string">
            <text:p>Hou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osbyton</text:p>
          </table:table-cell>
          <table:table-cell office:value-type="string" calcext:value-type="string">
            <text:p>Cros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owell</text:p>
          </table:table-cell>
          <table:table-cell office:value-type="string" calcext:value-type="string">
            <text:p>Fo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Crowley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rystal City</text:p>
          </table:table-cell>
          <table:table-cell office:value-type="string" calcext:value-type="string">
            <text:p>Zava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ero</text:p>
          </table:table-cell>
          <table:table-cell office:value-type="string" calcext:value-type="string">
            <text:p>DeWit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mby</text:p>
          </table:table-cell>
          <table:table-cell office:value-type="string" calcext:value-type="string">
            <text:p>Hopk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shing</text:p>
          </table:table-cell>
          <table:table-cell office:value-type="string" calcext:value-type="string">
            <text:p>Nacogdo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ut and Shoot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ingerfield</text:p>
          </table:table-cell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isetta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lhart</text:p>
          </table:table-cell>
          <table:table-cell table:style-name="ce5" office:value-type="string" calcext:value-type="string">
            <text:p>Dallam, Hart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llas</text:p>
          </table:table-cell>
          <table:table-cell table:style-name="ce4" office:value-type="string" calcext:value-type="string">
            <text:p>Dallas, Collin, Denton Kaufman, 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lworthington Gardens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nbury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yton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yton Lakes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 Leon</text:p>
          </table:table-cell>
          <table:table-cell office:value-type="string" calcext:value-type="string">
            <text:p>Coman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an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atur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ordova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er Park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Kalb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l City</text:p>
          </table:table-cell>
          <table:table-cell office:value-type="string" calcext:value-type="string">
            <text:p>Hudspe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l Rio</text:p>
          </table:table-cell>
          <table:table-cell office:value-type="string" calcext:value-type="string">
            <text:p>Val Ver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nison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port</text:p>
          </table:table-cell>
          <table:table-cell table:style-name="ce4" office:value-type="string" calcext:value-type="string">
            <text:p>Lamar, Red Riv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Soto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ers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vine</text:p>
          </table:table-cell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boll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ick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ckinson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lley</text:p>
          </table:table-cell>
          <table:table-cell office:value-type="string" calcext:value-type="string">
            <text:p>F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mmitt</text:p>
          </table:table-cell>
          <table:table-cell office:value-type="string" calcext:value-type="string">
            <text:p>Cast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nna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orchester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ipping Springs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riscoll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blin</text:p>
          </table:table-cell>
          <table:table-cell office:value-type="string" calcext:value-type="string">
            <text:p>Er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mas</text:p>
          </table:table-cell>
          <table:table-cell office:value-type="string" calcext:value-type="string">
            <text:p>Mo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ncanville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gle Lake</text:p>
          </table:table-cell>
          <table:table-cell office:value-type="string" calcext:value-type="string">
            <text:p>Colo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gle Pass</text:p>
          </table:table-cell>
          <table:table-cell office:value-type="string" calcext:value-type="string">
            <text:p>Maveri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rly</text:p>
          </table:table-cell>
          <table:table-cell office:value-type="string" calcext:value-type="string">
            <text:p>Brow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rth</text:p>
          </table:table-cell>
          <table:table-cell office:value-type="string" calcext:value-type="string">
            <text:p>La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st Bernard</text:p>
          </table:table-cell>
          <table:table-cell office:value-type="string" calcext:value-type="string">
            <text:p>Whar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st Mountain</text:p>
          </table:table-cell>
          <table:table-cell table:style-name="ce4" office:value-type="string" calcext:value-type="string">
            <text:p>Upshur, Gregg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ast Tawakoni</text:p>
          </table:table-cell>
          <table:table-cell office:value-type="string" calcext:value-type="string">
            <text:p>Rain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astl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aston</text:p>
          </table:table-cell>
          <table:table-cell table:style-name="ce4" office:value-type="string" calcext:value-type="string">
            <text:p>Gregg, Rus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ctor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couch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en</text:p>
          </table:table-cell>
          <table:table-cell office:value-type="string" calcext:value-type="string">
            <text:p>Conch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inburg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na</text:p>
          </table:table-cell>
          <table:table-cell office:value-type="string" calcext:value-type="string">
            <text:p>Jack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dom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Campo</text:p>
          </table:table-cell>
          <table:table-cell office:value-type="string" calcext:value-type="string">
            <text:p>Whar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Cenizo</text:p>
          </table:table-cell>
          <table:table-cell office:value-type="string" calcext:value-type="string">
            <text:p>Web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 Lago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l Pa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dorado</text:p>
          </table:table-cell>
          <table:table-cell office:value-type="string" calcext:value-type="string">
            <text:p>Schlei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ctra</text:p>
          </table:table-cell>
          <table:table-cell office:value-type="string" calcext:value-type="string">
            <text:p>Wich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Elgin</text:p>
          </table:table-cell>
          <table:table-cell office:value-type="string" calcext:value-type="string">
            <text:p>Bastrop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mendorf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sa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mory</text:p>
          </table:table-cell>
          <table:table-cell office:value-type="string" calcext:value-type="string">
            <text:p>Ra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cinal</text:p>
          </table:table-cell>
          <table:table-cell office:value-type="string" calcext:value-type="string">
            <text:p>La Sa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nis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scobares</text:p>
          </table:table-cell>
          <table:table-cell office:value-type="string" calcext:value-type="string">
            <text:p>Sta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less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reka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ustace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verman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Fair Oaks Ranch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enda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field</text:p>
          </table:table-cell>
          <table:table-cell office:value-type="string" calcext:value-type="string">
            <text:p>Freest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lfurrias</text:p>
          </table:table-cell>
          <table:table-cell office:value-type="string" calcext:value-type="string">
            <text:p>Broo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lls City</text:p>
          </table:table-cell>
          <table:table-cell office:value-type="string" calcext:value-type="string">
            <text:p>Kar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rmers Branch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rmersville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rwell</text:p>
          </table:table-cell>
          <table:table-cell office:value-type="string" calcext:value-type="string">
            <text:p>Parm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te</text:p>
          </table:table-cell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yetteville</text:p>
          </table:table-cell>
          <table:table-cell office:value-type="string" calcext:value-type="string">
            <text:p>Fay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Ferris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orence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oresville</text:p>
          </table:table-cell>
          <table:table-cell office:value-type="string" calcext:value-type="string">
            <text:p>Wil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loydada</text:p>
          </table:table-cell>
          <table:table-cell office:value-type="string" calcext:value-type="string">
            <text:p>Floy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llett</text:p>
          </table:table-cell>
          <table:table-cell office:value-type="string" calcext:value-type="string">
            <text:p>Lipsco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est Hill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ney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san</text:p>
          </table:table-cell>
          <table:table-cell office:value-type="string" calcext:value-type="string">
            <text:p>How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t Stockton</text:p>
          </table:table-cell>
          <table:table-cell office:value-type="string" calcext:value-type="string">
            <text:p>Pec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4">
            <text:p>Fort Worth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anklin</text:p>
          </table:table-cell>
          <table:table-cell office:value-type="string" calcext:value-type="string">
            <text:p>Robert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edericksburg</text:p>
          </table:table-cell>
          <table:table-cell office:value-type="string" calcext:value-type="string">
            <text:p>Gillesp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eeport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eer</text:p>
          </table:table-cell>
          <table:table-cell office:value-type="string" calcext:value-type="string">
            <text:p>Duv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Friendswood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ona</text:p>
          </table:table-cell>
          <table:table-cell office:value-type="string" calcext:value-type="string">
            <text:p>Parm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Frisco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Fritch</text:p>
          </table:table-cell>
          <table:table-cell office:value-type="string" calcext:value-type="string">
            <text:p>Hutchin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a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ost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uitvale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lshear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inesville</text:p>
          </table:table-cell>
          <table:table-cell office:value-type="string" calcext:value-type="string">
            <text:p>Co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lena Park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llatin</text:p>
          </table:table-cell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nado</text:p>
          </table:table-cell>
          <table:table-cell office:value-type="string" calcext:value-type="string">
            <text:p>Jack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rden Ridge</text:p>
          </table:table-cell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Garland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rrison</text:p>
          </table:table-cell>
          <table:table-cell office:value-type="string" calcext:value-type="string">
            <text:p>Nacogdo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atesville</text:p>
          </table:table-cell>
          <table:table-cell office:value-type="string" calcext:value-type="string">
            <text:p>Cory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orge West</text:p>
          </table:table-cell>
          <table:table-cell office:value-type="string" calcext:value-type="string">
            <text:p>Live Oa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eorgetown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holson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ddings</text:p>
          </table:table-cell>
          <table:table-cell office:value-type="string" calcext:value-type="string">
            <text:p>L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lmer</text:p>
          </table:table-cell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Gladewater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Glenn Heights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len Rose</text:p>
          </table:table-cell>
          <table:table-cell office:value-type="string" calcext:value-type="string">
            <text:p>Somerv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dley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smith</text:p>
          </table:table-cell>
          <table:table-cell office:value-type="string" calcext:value-type="string">
            <text:p>Ec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thwaite</text:p>
          </table:table-cell>
          <table:table-cell office:value-type="string" calcext:value-type="string">
            <text:p>Mill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olia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Golinda</text:p>
          </table:table-cell>
          <table:table-cell office:value-type="string" calcext:value-type="string">
            <text:p>Fall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Gonz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odlow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odrich</text:p>
          </table:table-cell>
          <table:table-cell office:value-type="string" calcext:value-type="string">
            <text:p>Pol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rdon</text:p>
          </table:table-cell>
          <table:table-cell office:value-type="string" calcext:value-type="string">
            <text:p>Palo P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ree</text:p>
          </table:table-cell>
          <table:table-cell office:value-type="string" calcext:value-type="string">
            <text:p>Kn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rman</text:p>
          </table:table-cell>
          <table:table-cell office:value-type="string" calcext:value-type="string">
            <text:p>Eastl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ford</text:p>
          </table:table-cell>
          <table:table-cell office:value-type="string" calcext:value-type="string">
            <text:p>Palo P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ham</text:p>
          </table:table-cell>
          <table:table-cell office:value-type="string" calcext:value-type="string">
            <text:p>Yo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bury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Grand Prairie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d Saline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dview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ger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ite Shoals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njeno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peland</text:p>
          </table:table-cell>
          <table:table-cell office:value-type="string" calcext:value-type="string">
            <text:p>Hou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Grapevine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enville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gory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ey Forest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oesbeck</text:p>
          </table:table-cell>
          <table:table-cell office:value-type="string" calcext:value-type="string">
            <text:p>Limest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oves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oveton</text:p>
          </table:table-cell>
          <table:table-cell office:value-type="string" calcext:value-type="string">
            <text:p>Trin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uver</text:p>
          </table:table-cell>
          <table:table-cell office:value-type="string" calcext:value-type="string">
            <text:p>Hansf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un Barrel City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unter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le Center</text:p>
          </table:table-cell>
          <table:table-cell office:value-type="string" calcext:value-type="string">
            <text:p>H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llettsville</text:p>
          </table:table-cell>
          <table:table-cell office:value-type="string" calcext:value-type="string">
            <text:p>Lav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llsburg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llsville</text:p>
          </table:table-cell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ltom City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amil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Hamlin</text:p>
          </table:table-cell>
          <table:table-cell office:value-type="string" calcext:value-type="string">
            <text:p>Jon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is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rdin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rker Heights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rlingen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rt</text:p>
          </table:table-cell>
          <table:table-cell office:value-type="string" calcext:value-type="string">
            <text:p>Cast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Haslet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wk Cove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wkins</text:p>
          </table:table-cell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wley</text:p>
          </table:table-cell>
          <table:table-cell office:value-type="string" calcext:value-type="string">
            <text:p>Jon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rne</text:p>
          </table:table-cell>
          <table:table-cell office:value-type="string" calcext:value-type="string">
            <text:p>Robert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Heath</text:p>
          </table:table-cell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dley</text:p>
          </table:table-cell>
          <table:table-cell office:value-type="string" calcext:value-type="string">
            <text:p>Don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dwig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lote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mphill</text:p>
          </table:table-cell>
          <table:table-cell office:value-type="string" calcext:value-type="string">
            <text:p>Sab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mpstead</text:p>
          </table:table-cell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derson</text:p>
          </table:table-cell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nrietta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reford</text:p>
          </table:table-cell>
          <table:table-cell office:value-type="string" calcext:value-type="string">
            <text:p>Deaf 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witt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co</text:p>
          </table:table-cell>
          <table:table-cell office:value-type="string" calcext:value-type="string">
            <text:p>Hamilt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deaway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ggins</text:p>
          </table:table-cell>
          <table:table-cell office:value-type="string" calcext:value-type="string">
            <text:p>Lipsco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ghland Haven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ghland Villag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ll Country Village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llsboro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lshire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itchcock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lliday</text:p>
          </table:table-cell>
          <table:table-cell office:value-type="string" calcext:value-type="string">
            <text:p>Ar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ndo</text:p>
          </table:table-cell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ney Grove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oks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rizon City</text:p>
          </table:table-cell>
          <table:table-cell office:value-type="string" calcext:value-type="string">
            <text:p>El Pa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Horseshoe Bay</text:p>
          </table:table-cell>
          <table:table-cell office:value-type="string" calcext:value-type="string">
            <text:p>Llano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Houston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owardwick</text:p>
          </table:table-cell>
          <table:table-cell office:value-type="string" calcext:value-type="string">
            <text:p>Don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bbard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dson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dson Oaks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Hughes Springs</text:p>
          </table:table-cell>
          <table:table-cell office:value-type="string" calcext:value-type="string">
            <text:p>Cas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mbl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nters Creek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ntington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ntsville</text:p>
          </table:table-cell>
          <table:table-cell office:value-type="string" calcext:value-type="string">
            <text:p>Wal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rst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tchins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tto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uxley</text:p>
          </table:table-cell>
          <table:table-cell office:value-type="string" calcext:value-type="string">
            <text:p>Shel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alou</text:p>
          </table:table-cell>
          <table:table-cell office:value-type="string" calcext:value-type="string">
            <text:p>Lubb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dustry</text:p>
          </table:table-cell>
          <table:table-cell office:value-type="string" calcext:value-type="string">
            <text:p>Aus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Ingleside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gleside on the Bay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gram</text:p>
          </table:table-cell>
          <table:table-cell office:value-type="string" calcext:value-type="string">
            <text:p>Ke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ola</text:p>
          </table:table-cell>
          <table:table-cell office:value-type="string" calcext:value-type="string">
            <text:p>Gr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owa Park</text:p>
          </table:table-cell>
          <table:table-cell office:value-type="string" calcext:value-type="string">
            <text:p>Wich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raan</text:p>
          </table:table-cell>
          <table:table-cell office:value-type="string" calcext:value-type="string">
            <text:p>Pec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redell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rving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tasca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vanhoe</text:p>
          </table:table-cell>
          <table:table-cell office:value-type="string" calcext:value-type="string">
            <text:p>Ty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cinto City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cksboro</text:p>
          </table:table-cell>
          <table:table-cell office:value-type="string" calcext:value-type="string">
            <text:p>Ja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cksonville</text:p>
          </table:table-cell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maica Beach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rrell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Jas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ayton</text:p>
          </table:table-cell>
          <table:table-cell office:value-type="string" calcext:value-type="string">
            <text:p>K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fferson</text:p>
          </table:table-cell>
          <table:table-cell office:value-type="string" calcext:value-type="string">
            <text:p>Mar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rsey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ewett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aquin</text:p>
          </table:table-cell>
          <table:table-cell office:value-type="string" calcext:value-type="string">
            <text:p>Shel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hnson City</text:p>
          </table:table-cell>
          <table:table-cell office:value-type="string" calcext:value-type="string">
            <text:p>Blanc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lly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nestown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Josephine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shua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ourdanton</text:p>
          </table:table-cell>
          <table:table-cell office:value-type="string" calcext:value-type="string">
            <text:p>Atasco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nction</text:p>
          </table:table-cell>
          <table:table-cell office:value-type="string" calcext:value-type="string">
            <text:p>Kim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stin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arnes City</text:p>
          </table:table-cell>
          <table:table-cell office:value-type="string" calcext:value-type="string">
            <text:p>Kar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Katy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ene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ller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mah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mp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mpner</text:p>
          </table:table-cell>
          <table:table-cell office:value-type="string" calcext:value-type="string">
            <text:p>Lampas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ndleton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nedy</text:p>
          </table:table-cell>
          <table:table-cell office:value-type="string" calcext:value-type="string">
            <text:p>Kar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nnard</text:p>
          </table:table-cell>
          <table:table-cell office:value-type="string" calcext:value-type="string">
            <text:p>Hou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nnedale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rens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rmit</text:p>
          </table:table-cell>
          <table:table-cell office:value-type="string" calcext:value-type="string">
            <text:p>Wink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errville</text:p>
          </table:table-cell>
          <table:table-cell office:value-type="string" calcext:value-type="string">
            <text:p>Ke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Kilgore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lleen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sbury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sville</text:p>
          </table:table-cell>
          <table:table-cell office:value-type="string" calcext:value-type="string">
            <text:p>Kleber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rby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rbyville</text:p>
          </table:table-cell>
          <table:table-cell office:value-type="string" calcext:value-type="string">
            <text:p>Jasp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llwood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ountze</text:p>
          </table:table-cell>
          <table:table-cell office:value-type="string" calcext:value-type="string">
            <text:p>Hard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ress</text:p>
          </table:table-cell>
          <table:table-cell office:value-type="string" calcext:value-type="string">
            <text:p>Swis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rugervill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rum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yle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Feria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Grange</text:p>
          </table:table-cell>
          <table:table-cell office:value-type="string" calcext:value-type="string">
            <text:p>Fay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Grulla</text:p>
          </table:table-cell>
          <table:table-cell office:value-type="string" calcext:value-type="string">
            <text:p>Sta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Joya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Marque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Port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Vernia</text:p>
          </table:table-cell>
          <table:table-cell office:value-type="string" calcext:value-type="string">
            <text:p>Wil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Villa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 Ward</text:p>
          </table:table-cell>
          <table:table-cell office:value-type="string" calcext:value-type="string">
            <text:p>Jack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Coste</text:p>
          </table:table-cell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cy-Lakeview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go Vista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 Bridgeport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 Dallas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 Jackson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 Worth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port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way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kewood Villag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mesa</text:p>
          </table:table-cell>
          <table:table-cell office:value-type="string" calcext:value-type="string">
            <text:p>Daws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mpas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ncaster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redo</text:p>
          </table:table-cell>
          <table:table-cell office:value-type="string" calcext:value-type="string">
            <text:p>Web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texo</text:p>
          </table:table-cell>
          <table:table-cell office:value-type="string" calcext:value-type="string">
            <text:p>Hou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von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League City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key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Leander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ry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on Valley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ona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onard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roy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velland</text:p>
          </table:table-cell>
          <table:table-cell office:value-type="string" calcext:value-type="string">
            <text:p>Hock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wisvill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berty Hill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dale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den</text:p>
          </table:table-cell>
          <table:table-cell office:value-type="string" calcext:value-type="string">
            <text:p>C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dsay</text:p>
          </table:table-cell>
          <table:table-cell office:value-type="string" calcext:value-type="string">
            <text:p>Co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pan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ttle Elm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ttlefield</text:p>
          </table:table-cell>
          <table:table-cell office:value-type="string" calcext:value-type="string">
            <text:p>La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ttle River-Academy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ve Oak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verpool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l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ckhart</text:p>
          </table:table-cell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g Cabin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meta</text:p>
          </table:table-cell>
          <table:table-cell office:value-type="string" calcext:value-type="string">
            <text:p>Lampas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ne Oak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ne Star</text:p>
          </table:table-cell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Longview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rena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renzo</text:p>
          </table:table-cell>
          <table:table-cell office:value-type="string" calcext:value-type="string">
            <text:p>Cros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s Fresnos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s Ybanez</text:p>
          </table:table-cell>
          <table:table-cell office:value-type="string" calcext:value-type="string">
            <text:p>Daw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tt</text:p>
          </table:table-cell>
          <table:table-cell office:value-type="string" calcext:value-type="string">
            <text:p>Fa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velady</text:p>
          </table:table-cell>
          <table:table-cell office:value-type="string" calcext:value-type="string">
            <text:p>Hou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wry Crossing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ubb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cas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Lueders</text:p>
          </table:table-cell>
          <table:table-cell office:value-type="string" calcext:value-type="string">
            <text:p>Jon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hackelf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fkin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ling</text:p>
          </table:table-cell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umberton</text:p>
          </table:table-cell>
          <table:table-cell office:value-type="string" calcext:value-type="string">
            <text:p>Hard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yford</text:p>
          </table:table-cell>
          <table:table-cell office:value-type="string" calcext:value-type="string">
            <text:p>Willac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Lytle</text:p>
          </table:table-cell>
          <table:table-cell office:value-type="string" calcext:value-type="string">
            <text:p>Atascos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disonville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gnolia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lakoff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nor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Mansfield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nvel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ble Falls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fa</text:p>
          </table:table-cell>
          <table:table-cell office:value-type="string" calcext:value-type="string">
            <text:p>Presid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ion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lin</text:p>
          </table:table-cell>
          <table:table-cell office:value-type="string" calcext:value-type="string">
            <text:p>Fa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quez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shall</text:p>
          </table:table-cell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art</text:p>
          </table:table-cell>
          <table:table-cell office:value-type="string" calcext:value-type="string">
            <text:p>Limeston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rtindale</text:p>
          </table:table-cell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a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this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ud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ypearl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cAllen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cCamey</text:p>
          </table:table-cell>
          <table:table-cell office:value-type="string" calcext:value-type="string">
            <text:p>Up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cGregor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ry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cKinney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cLendon-Chisholm</text:p>
          </table:table-cell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dowlakes</text:p>
          </table:table-cell>
          <table:table-cell office:value-type="string" calcext:value-type="string">
            <text:p>Bu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adows Place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lissa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mphis</text:p>
          </table:table-cell>
          <table:table-cell office:value-type="string" calcext:value-type="string">
            <text:p>Ha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ena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cedes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idian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rtzon</text:p>
          </table:table-cell>
          <table:table-cell office:value-type="string" calcext:value-type="string">
            <text:p>Ir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esquite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xia</text:p>
          </table:table-cell>
          <table:table-cell office:value-type="string" calcext:value-type="string">
            <text:p>Limest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ami</text:p>
          </table:table-cell>
          <table:table-cell office:value-type="string" calcext:value-type="string">
            <text:p>Rober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idland</text:p>
          </table:table-cell>
          <table:table-cell office:value-type="string" calcext:value-type="string">
            <text:p>Midla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lothian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dway</text:p>
          </table:table-cell>
          <table:table-cell office:value-type="string" calcext:value-type="string">
            <text:p>Mad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lano</text:p>
          </table:table-cell>
          <table:table-cell office:value-type="string" calcext:value-type="string">
            <text:p>Mil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les</text:p>
          </table:table-cell>
          <table:table-cell office:value-type="string" calcext:value-type="string">
            <text:p>Runn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eola</text:p>
          </table:table-cell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ineral Wells</text:p>
          </table:table-cell>
          <table:table-cell office:value-type="string" calcext:value-type="string">
            <text:p>Palo Pinto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ngus</text:p>
          </table:table-cell>
          <table:table-cell office:value-type="string" calcext:value-type="string">
            <text:p>Palo P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ssion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issouri City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beetie</text:p>
          </table:table-cell>
          <table:table-cell office:value-type="string" calcext:value-type="string">
            <text:p>Whee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bile City</text:p>
          </table:table-cell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onahans</text:p>
          </table:table-cell>
          <table:table-cell office:value-type="string" calcext:value-type="string">
            <text:p>War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nk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ont Belvieu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ody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ore Station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an</text:p>
          </table:table-cell>
          <table:table-cell office:value-type="string" calcext:value-type="string">
            <text:p>Shackelf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gan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gan's Point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gan's Point Resort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rton</text:p>
          </table:table-cell>
          <table:table-cell office:value-type="string" calcext:value-type="string">
            <text:p>Cochr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unt Calm</text:p>
          </table:table-cell>
          <table:table-cell office:value-type="string" calcext:value-type="string">
            <text:p>Hi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unt Enterprise</text:p>
          </table:table-cell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unt Pleasant</text:p>
          </table:table-cell>
          <table:table-cell office:value-type="string" calcext:value-type="string">
            <text:p>Ti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untain City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enster</text:p>
          </table:table-cell>
          <table:table-cell office:value-type="string" calcext:value-type="string">
            <text:p>Co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leshoe</text:p>
          </table:table-cell>
          <table:table-cell office:value-type="string" calcext:value-type="string">
            <text:p>Bai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nday</text:p>
          </table:table-cell>
          <table:table-cell office:value-type="string" calcext:value-type="string">
            <text:p>Kno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rchison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urphy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Mustang Ridge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acogdoch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ples</text:p>
          </table:table-cell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sh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ssau Bay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talia</text:p>
          </table:table-cell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vasota</text:p>
          </table:table-cell>
          <table:table-cell office:value-type="string" calcext:value-type="string">
            <text:p>Gr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zareth</text:p>
          </table:table-cell>
          <table:table-cell office:value-type="string" calcext:value-type="string">
            <text:p>Cast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derland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edville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vada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ewark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Berlin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Boston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ew Braunfels</text:p>
          </table:table-cell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castle</text:p>
          </table:table-cell>
          <table:table-cell office:value-type="string" calcext:value-type="string">
            <text:p>Yo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Chapel Hill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Fairview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Home</text:p>
          </table:table-cell>
          <table:table-cell office:value-type="string" calcext:value-type="string">
            <text:p>Lyn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London</text:p>
          </table:table-cell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Summerfield</text:p>
          </table:table-cell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New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w Waverly</text:p>
          </table:table-cell>
          <table:table-cell office:value-type="string" calcext:value-type="string">
            <text:p>Wal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iederwald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ixon</text:p>
          </table:table-cell>
          <table:table-cell office:value-type="string" calcext:value-type="string">
            <text:p>Gonzal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l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cona</text:p>
          </table:table-cell>
          <table:table-cell office:value-type="string" calcext:value-type="string">
            <text:p>Montag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lanville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onday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dheim</text:p>
          </table:table-cell>
          <table:table-cell office:value-type="string" calcext:value-type="string">
            <text:p>DeWit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th Cleveland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rth Richland Hills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vice</text:p>
          </table:table-cell>
          <table:table-cell office:value-type="string" calcext:value-type="string">
            <text:p>Cole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ak Leaf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ak Point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ak Ridge North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'Brien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dem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dessa</text:p>
          </table:table-cell>
          <table:table-cell office:value-type="string" calcext:value-type="string">
            <text:p>Ecto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idl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'Donnell</text:p>
          </table:table-cell>
          <table:table-cell office:value-type="string" calcext:value-type="string">
            <text:p>Lyn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w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glesby</text:p>
          </table:table-cell>
          <table:table-cell office:value-type="string" calcext:value-type="string">
            <text:p>Cory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ld River-Winfree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mos Park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ney</text:p>
          </table:table-cell>
          <table:table-cell office:value-type="string" calcext:value-type="string">
            <text:p>You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lton</text:p>
          </table:table-cell>
          <table:table-cell office:value-type="string" calcext:value-type="string">
            <text:p>La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maha</text:p>
          </table:table-cell>
          <table:table-cell office:value-type="string" calcext:value-type="string">
            <text:p>Mo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nalaska</text:p>
          </table:table-cell>
          <table:table-cell office:value-type="string" calcext:value-type="string">
            <text:p>Polk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ange Grove</text:p>
          </table:table-cell>
          <table:table-cell office:value-type="string" calcext:value-type="string">
            <text:p>Jim We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chard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re City</text:p>
          </table:table-cell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verton</text:p>
          </table:table-cell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Ovilla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yster Creek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lacios</text:p>
          </table:table-cell>
          <table:table-cell office:value-type="string" calcext:value-type="string">
            <text:p>Matagord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lestine</text:p>
          </table:table-cell>
          <table:table-cell office:value-type="string" calcext:value-type="string">
            <text:p>A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lmhurst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lm Valley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lmview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mpa</text:p>
          </table:table-cell>
          <table:table-cell office:value-type="string" calcext:value-type="string">
            <text:p>Gr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norama Village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dise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is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ker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sadena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tison</text:p>
          </table:table-cell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tton Village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Pearland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arsall</text:p>
          </table:table-cell>
          <table:table-cell office:value-type="string" calcext:value-type="string">
            <text:p>Fr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ecan Gap</text:p>
          </table:table-cell>
          <table:table-cell office:value-type="string" calcext:value-type="string">
            <text:p>Delt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can Hill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cos</text:p>
          </table:table-cell>
          <table:table-cell office:value-type="string" calcext:value-type="string">
            <text:p>Reev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lican Bay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nitas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rryton</text:p>
          </table:table-cell>
          <table:table-cell office:value-type="string" calcext:value-type="string">
            <text:p>Ochilt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tersburg</text:p>
          </table:table-cell>
          <table:table-cell office:value-type="string" calcext:value-type="string">
            <text:p>H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trolia</text:p>
          </table:table-cell>
          <table:table-cell office:value-type="string" calcext:value-type="string">
            <text:p>Cl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etronila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flugerville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arr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lot Point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e Forest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ehurst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eland</text:p>
          </table:table-cell>
          <table:table-cell office:value-type="string" calcext:value-type="string">
            <text:p>Sab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ney Point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ttsburg</text:p>
          </table:table-cell>
          <table:table-cell office:value-type="string" calcext:value-type="string">
            <text:p>Cam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ainview</text:p>
          </table:table-cell>
          <table:table-cell office:value-type="string" calcext:value-type="string">
            <text:p>H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lano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easanton</text:p>
          </table:table-cell>
          <table:table-cell office:value-type="string" calcext:value-type="string">
            <text:p>Atasco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lum Grove</text:p>
          </table:table-cell>
          <table:table-cell office:value-type="string" calcext:value-type="string">
            <text:p>Liber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int</text:p>
          </table:table-cell>
          <table:table-cell office:value-type="string" calcext:value-type="string">
            <text:p>Ra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int Blank</text:p>
          </table:table-cell>
          <table:table-cell office:value-type="string" calcext:value-type="string">
            <text:p>San Jac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int Comfort</text:p>
          </table:table-cell>
          <table:table-cell office:value-type="string" calcext:value-type="string">
            <text:p>Calhou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 Aransas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ort Arthur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 Isabel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 Lavaca</text:p>
          </table:table-cell>
          <table:table-cell office:value-type="string" calcext:value-type="string">
            <text:p>Calhou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rt Neches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Portland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Garz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teet</text:p>
          </table:table-cell>
          <table:table-cell office:value-type="string" calcext:value-type="string">
            <text:p>Atascos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ynor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airie View</text:p>
          </table:table-cell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mont</text:p>
          </table:table-cell>
          <table:table-cell office:value-type="string" calcext:value-type="string">
            <text:p>Jim Well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Presid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inceton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greso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greso Lakes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anah</text:p>
          </table:table-cell>
          <table:table-cell office:value-type="string" calcext:value-type="string">
            <text:p>Harde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een City</text:p>
          </table:table-cell>
          <table:table-cell office:value-type="string" calcext:value-type="string">
            <text:p>C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inlan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itaque</text:p>
          </table:table-cell>
          <table:table-cell office:value-type="string" calcext:value-type="string">
            <text:p>Brisco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itman</text:p>
          </table:table-cell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lls</text:p>
          </table:table-cell>
          <table:table-cell office:value-type="string" calcext:value-type="string">
            <text:p>Cros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Eastla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nkin</text:p>
          </table:table-cell>
          <table:table-cell office:value-type="string" calcext:value-type="string">
            <text:p>Up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venna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ymondville</text:p>
          </table:table-cell>
          <table:table-cell office:value-type="string" calcext:value-type="string">
            <text:p>Willac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Lick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Oak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water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eklaw</text:p>
          </table:table-cell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no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eno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home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e</text:p>
          </table:table-cell>
          <table:table-cell office:value-type="string" calcext:value-type="string">
            <text:p>Navarr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ichardson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land Hills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mond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chwood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esel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o Bravo</text:p>
          </table:table-cell>
          <table:table-cell office:value-type="string" calcext:value-type="string">
            <text:p>Web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o Grande City</text:p>
          </table:table-cell>
          <table:table-cell office:value-type="string" calcext:value-type="string">
            <text:p>Sta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o Hondo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o Vista</text:p>
          </table:table-cell>
          <table:table-cell office:value-type="string" calcext:value-type="string">
            <text:p>Joh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ver Oaks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iverside</text:p>
          </table:table-cell>
          <table:table-cell office:value-type="string" calcext:value-type="string">
            <text:p>Wal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anoke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ert Lee</text:p>
          </table:table-cell>
          <table:table-cell office:value-type="string" calcext:value-type="string">
            <text:p>C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inson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stown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by</text:p>
          </table:table-cell>
          <table:table-cell office:value-type="string" calcext:value-type="string">
            <text:p>Fis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ckdale</text:p>
          </table:table-cell>
          <table:table-cell office:value-type="string" calcext:value-type="string">
            <text:p>Mil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ckport</text:p>
          </table:table-cell>
          <table:table-cell office:value-type="string" calcext:value-type="string">
            <text:p>Arans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llingwood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ma</text:p>
          </table:table-cell>
          <table:table-cell office:value-type="string" calcext:value-type="string">
            <text:p>Star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pesville</text:p>
          </table:table-cell>
          <table:table-cell office:value-type="string" calcext:value-type="string">
            <text:p>Hock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coe</text:p>
          </table:table-cell>
          <table:table-cell office:value-type="string" calcext:value-type="string">
            <text:p>Nol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e City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e Hill Acres</text:p>
          </table:table-cell>
          <table:table-cell office:value-type="string" calcext:value-type="string">
            <text:p>Hard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ebud</text:p>
          </table:table-cell>
          <table:table-cell office:value-type="string" calcext:value-type="string">
            <text:p>Fa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enberg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ss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tan</text:p>
          </table:table-cell>
          <table:table-cell office:value-type="string" calcext:value-type="string">
            <text:p>Fis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und Rock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Rowlett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xton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Royse City</text:p>
          </table:table-cell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naway Bay</text:p>
          </table:table-cell>
          <table:table-cell office:value-type="string" calcext:value-type="string">
            <text:p>Wi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sk</text:p>
          </table:table-cell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binal</text:p>
          </table:table-cell>
          <table:table-cell office:value-type="string" calcext:value-type="string">
            <text:p>Uval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achse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dler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ginaw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int Jo</text:p>
          </table:table-cell>
          <table:table-cell office:value-type="string" calcext:value-type="string">
            <text:p>Montag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 Angelo</text:p>
          </table:table-cell>
          <table:table-cell office:value-type="string" calcext:value-type="string">
            <text:p>Tom Gre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San Antonio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edin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n Augusti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 Benito</text:p>
          </table:table-cell>
          <table:table-cell office:value-type="string" calcext:value-type="string">
            <text:p>Camer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an Diego</text:p>
          </table:table-cell>
          <table:table-cell office:value-type="string" calcext:value-type="string">
            <text:p>Duva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Jim We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 Elizario</text:p>
          </table:table-cell>
          <table:table-cell office:value-type="string" calcext:value-type="string">
            <text:p>El Pa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 Juan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San Marcos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an Patricio</text:p>
          </table:table-cell>
          <table:table-cell office:value-type="string" calcext:value-type="string">
            <text:p>Nuec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 Perlita</text:p>
          </table:table-cell>
          <table:table-cell office:value-type="string" calcext:value-type="string">
            <text:p>Willacy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an Sa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dy Oak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dy Point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ger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som Park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ta Clara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nta Fe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voy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Schertz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lenburg</text:p>
          </table:table-cell>
          <table:table-cell office:value-type="string" calcext:value-type="string">
            <text:p>Fayet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otland</text:p>
          </table:table-cell>
          <table:table-cell office:value-type="string" calcext:value-type="string">
            <text:p>Ar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ottsville</text:p>
          </table:table-cell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eabrook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drift</text:p>
          </table:table-cell>
          <table:table-cell office:value-type="string" calcext:value-type="string">
            <text:p>Calhou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eagoville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graves</text:p>
          </table:table-cell>
          <table:table-cell office:value-type="string" calcext:value-type="string">
            <text:p>Gai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aly</text:p>
          </table:table-cell>
          <table:table-cell office:value-type="string" calcext:value-type="string">
            <text:p>Aus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guin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Selma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minole</text:p>
          </table:table-cell>
          <table:table-cell office:value-type="string" calcext:value-type="string">
            <text:p>Gai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ven Oaks</text:p>
          </table:table-cell>
          <table:table-cell office:value-type="string" calcext:value-type="string">
            <text:p>Pol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even Points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ymour</text:p>
          </table:table-cell>
          <table:table-cell office:value-type="string" calcext:value-type="string">
            <text:p>Bayl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owater</text:p>
          </table:table-cell>
          <table:table-cell office:value-type="string" calcext:value-type="string">
            <text:p>Lubb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mrock</text:p>
          </table:table-cell>
          <table:table-cell office:value-type="string" calcext:value-type="string">
            <text:p>Whee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vano Park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enandoah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epherd</text:p>
          </table:table-cell>
          <table:table-cell office:value-type="string" calcext:value-type="string">
            <text:p>San Jac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erman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iner</text:p>
          </table:table-cell>
          <table:table-cell office:value-type="string" calcext:value-type="string">
            <text:p>Lava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horeacres</text:p>
          </table:table-cell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sbee</text:p>
          </table:table-cell>
          <table:table-cell office:value-type="string" calcext:value-type="string">
            <text:p>Hard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lverton</text:p>
          </table:table-cell>
          <table:table-cell office:value-type="string" calcext:value-type="string">
            <text:p>Brisco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onton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nton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laton</text:p>
          </table:table-cell>
          <table:table-cell office:value-type="string" calcext:value-type="string">
            <text:p>Lubb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iley</text:p>
          </table:table-cell>
          <table:table-cell office:value-type="string" calcext:value-type="string">
            <text:p>Gonz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mithville</text:p>
          </table:table-cell>
          <table:table-cell office:value-type="string" calcext:value-type="string">
            <text:p>Bastro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nook</text:p>
          </table:table-cell>
          <table:table-cell office:value-type="string" calcext:value-type="string">
            <text:p>Burle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nyder</text:p>
          </table:table-cell>
          <table:table-cell office:value-type="string" calcext:value-type="string">
            <text:p>Scur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corro</text:p>
          </table:table-cell>
          <table:table-cell office:value-type="string" calcext:value-type="string">
            <text:p>El Pas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merset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merville</text:p>
          </table:table-cell>
          <table:table-cell office:value-type="string" calcext:value-type="string">
            <text:p>Burle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ora</text:p>
          </table:table-cell>
          <table:table-cell office:value-type="string" calcext:value-type="string">
            <text:p>S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 Lake</text:p>
          </table:table-cell>
          <table:table-cell office:value-type="string" calcext:value-type="string">
            <text:p>Hard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th Houston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outhlake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thmayd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thside Plac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arman</text:p>
          </table:table-cell>
          <table:table-cell office:value-type="string" calcext:value-type="string">
            <text:p>Hansfor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lendora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offord</text:p>
          </table:table-cell>
          <table:table-cell office:value-type="string" calcext:value-type="string">
            <text:p>Kinn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ring Branch</text:p>
          </table:table-cell>
          <table:table-cell office:value-type="string" calcext:value-type="string">
            <text:p>Com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ring Valley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ringtown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ur</text:p>
          </table:table-cell>
          <table:table-cell office:value-type="string" calcext:value-type="string">
            <text:p>Dick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tafford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Stamford</text:p>
          </table:table-cell>
          <table:table-cell office:value-type="string" calcext:value-type="string">
            <text:p>Jone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ton</text:p>
          </table:table-cell>
          <table:table-cell office:value-type="string" calcext:value-type="string">
            <text:p>Mar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ples</text:p>
          </table:table-cell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r Harbor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ephenville</text:p>
          </table:table-cell>
          <table:table-cell office:value-type="string" calcext:value-type="string">
            <text:p>Era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erling City</text:p>
          </table:table-cell>
          <table:table-cell office:value-type="string" calcext:value-type="string">
            <text:p>Sterl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innett</text:p>
          </table:table-cell>
          <table:table-cell office:value-type="string" calcext:value-type="string">
            <text:p>Hutchin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ockdale</text:p>
          </table:table-cell>
          <table:table-cell office:value-type="string" calcext:value-type="string">
            <text:p>Wil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atford</text:p>
          </table:table-cell>
          <table:table-cell office:value-type="string" calcext:value-type="string">
            <text:p>Sher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awn</text:p>
          </table:table-cell>
          <table:table-cell office:value-type="string" calcext:value-type="string">
            <text:p>Palo Pin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dan</text:p>
          </table:table-cell>
          <table:table-cell office:value-type="string" calcext:value-type="string">
            <text:p>Lam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gar Land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llivan City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lphur Springs</text:p>
          </table:table-cell>
          <table:table-cell office:value-type="string" calcext:value-type="string">
            <text:p>Hopki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ndown</text:p>
          </table:table-cell>
          <table:table-cell office:value-type="string" calcext:value-type="string">
            <text:p>Hockle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nray</text:p>
          </table:table-cell>
          <table:table-cell office:value-type="string" calcext:value-type="string">
            <text:p>Mo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nrise Beach Village</text:p>
          </table:table-cell>
          <table:table-cell office:value-type="string" calcext:value-type="string">
            <text:p>Llan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nset Valley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n Valley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rfside Beach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eeny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eetwater</text:p>
          </table:table-cell>
          <table:table-cell office:value-type="string" calcext:value-type="string">
            <text:p>Nol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ft</text:p>
          </table:table-cell>
          <table:table-cell office:value-type="string" calcext:value-type="string">
            <text:p>San Patrici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hoka</text:p>
          </table:table-cell>
          <table:table-cell office:value-type="string" calcext:value-type="string">
            <text:p>Lyn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lco</text:p>
          </table:table-cell>
          <table:table-cell office:value-type="string" calcext:value-type="string">
            <text:p>Ti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atum</text:p>
          </table:table-cell>
          <table:table-cell office:value-type="string" calcext:value-type="string">
            <text:p>Panol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us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ylor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ylor Lake Villag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ylor Landing</text:p>
          </table:table-cell>
          <table:table-cell office:value-type="string" calcext:value-type="string">
            <text:p>Jeff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ague</text:p>
          </table:table-cell>
          <table:table-cell office:value-type="string" calcext:value-type="string">
            <text:p>Freeston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ell</text:p>
          </table:table-cell>
          <table:table-cell office:value-type="string" calcext:value-type="string">
            <text:p>Kauf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rrell Hills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arkana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exas City</text:p>
          </table:table-cell>
          <table:table-cell office:value-type="string" calcext:value-type="string">
            <text:p>Galvest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ha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exhoma</text:p>
          </table:table-cell>
          <table:table-cell office:value-type="string" calcext:value-type="string">
            <text:p>Sherm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e Colony</text:p>
          </table:table-cell>
          <table:table-cell office:value-type="string" calcext:value-type="string">
            <text:p>Den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horndale</text:p>
          </table:table-cell>
          <table:table-cell office:value-type="string" calcext:value-type="string">
            <text:p>Milam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rall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hree Rivers</text:p>
          </table:table-cell>
          <table:table-cell office:value-type="string" calcext:value-type="string">
            <text:p>Live Oa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pson</text:p>
          </table:table-cell>
          <table:table-cell office:value-type="string" calcext:value-type="string">
            <text:p>Shelb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co</text:p>
          </table:table-cell>
          <table:table-cell office:value-type="string" calcext:value-type="string">
            <text:p>Lam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dd Mission</text:p>
          </table:table-cell>
          <table:table-cell office:value-type="string" calcext:value-type="string">
            <text:p>Gr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lar</text:p>
          </table:table-cell>
          <table:table-cell office:value-type="string" calcext:value-type="string">
            <text:p>H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 Bean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mball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renton</text:p>
          </table:table-cell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inidad</text:p>
          </table:table-cell>
          <table:table-cell office:value-type="string" calcext:value-type="string">
            <text:p>Henders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Trin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Troup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herok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oy</text:p>
          </table:table-cell>
          <table:table-cell office:value-type="string" calcext:value-type="string">
            <text:p>B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lia</text:p>
          </table:table-cell>
          <table:table-cell office:value-type="string" calcext:value-type="string">
            <text:p>Swis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H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scola</text:p>
          </table:table-cell>
          <table:table-cell office:value-type="string" calcext:value-type="string">
            <text:p>Tayl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e</text:p>
          </table:table-cell>
          <table:table-cell office:value-type="string" calcext:value-type="string">
            <text:p>Tayl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ler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Uhland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aldw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certain</text:p>
          </table:table-cell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on Grove</text:p>
          </table:table-cell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on Valley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Universal City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uadalup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niversity Park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val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Valley Mills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lley View</text:p>
          </table:table-cell>
          <table:table-cell office:value-type="string" calcext:value-type="string">
            <text:p>Cook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Van Alstyne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ga</text:p>
          </table:table-cell>
          <table:table-cell office:value-type="string" calcext:value-type="string">
            <text:p>Oldha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ernon</text:p>
          </table:table-cell>
          <table:table-cell office:value-type="string" calcext:value-type="string">
            <text:p>Wilbar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idor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on Ormy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co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elder</text:p>
          </table:table-cell>
          <table:table-cell office:value-type="string" calcext:value-type="string">
            <text:p>Gonzal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ke Village</text:p>
          </table:table-cell>
          <table:table-cell office:value-type="string" calcext:value-type="string">
            <text:p>Bowi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Waller</text:p>
          </table:table-cell>
          <table:table-cell office:value-type="string" calcext:value-type="string">
            <text:p>Waller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llis</text:p>
          </table:table-cell>
          <table:table-cell office:value-type="string" calcext:value-type="string">
            <text:p>Aust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lnut Springs</text:p>
          </table:table-cell>
          <table:table-cell office:value-type="string" calcext:value-type="string">
            <text:p>Bosq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Warren City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Upshu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skom</text:p>
          </table:table-cell>
          <table:table-cell office:value-type="string" calcext:value-type="string">
            <text:p>Harri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tauga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axahachie</text:p>
          </table:table-cell>
          <table:table-cell office:value-type="string" calcext:value-type="string">
            <text:p>Ell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atherford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ster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imar</text:p>
          </table:table-cell>
          <table:table-cell office:value-type="string" calcext:value-type="string">
            <text:p>Colorad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inert</text:p>
          </table:table-cell>
          <table:table-cell office:value-type="string" calcext:value-type="string">
            <text:p>Hask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ir</text:p>
          </table:table-cell>
          <table:table-cell office:value-type="string" calcext:value-type="string">
            <text:p>William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llington</text:p>
          </table:table-cell>
          <table:table-cell office:value-type="string" calcext:value-type="string">
            <text:p>Collingswor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llman</text:p>
          </table:table-cell>
          <table:table-cell office:value-type="string" calcext:value-type="string">
            <text:p>Ter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laco</text:p>
          </table:table-cell>
          <table:table-cell office:value-type="string" calcext:value-type="string">
            <text:p>Hidalg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brook</text:p>
          </table:table-cell>
          <table:table-cell office:value-type="string" calcext:value-type="string">
            <text:p>Mitche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 Columbia</text:p>
          </table:table-cell>
          <table:table-cell office:value-type="string" calcext:value-type="string">
            <text:p>Brazo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 Lake Hills</text:p>
          </table:table-cell>
          <table:table-cell office:value-type="string" calcext:value-type="string">
            <text:p>Trav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on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on Lakes</text:p>
          </table:table-cell>
          <table:table-cell office:value-type="string" calcext:value-type="string">
            <text:p>Fort Be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 Orange</text:p>
          </table:table-cell>
          <table:table-cell office:value-type="string" calcext:value-type="string">
            <text:p>Orang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 Tawakoni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 University Place</text:p>
          </table:table-cell>
          <table:table-cell office:value-type="string" calcext:value-type="string">
            <text:p>Har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stworth Village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arto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Whee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 Oak</text:p>
          </table:table-cell>
          <table:table-cell office:value-type="string" calcext:value-type="string">
            <text:p>Greg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 Settlement</text:p>
          </table:table-cell>
          <table:table-cell office:value-type="string" calcext:value-type="string">
            <text:p>Tarra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house</text:p>
          </table:table-cell>
          <table:table-cell office:value-type="string" calcext:value-type="string">
            <text:p>Smi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tesboro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Whitewright</text:p>
          </table:table-cell>
          <table:table-cell office:value-type="string" calcext:value-type="string">
            <text:p>Grayso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Fann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chita Falls</text:p>
          </table:table-cell>
          <table:table-cell office:value-type="string" calcext:value-type="string">
            <text:p>Wichi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llis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llow Park</text:p>
          </table:table-cell>
          <table:table-cell office:value-type="string" calcext:value-type="string">
            <text:p>Park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lls Point</text:p>
          </table:table-cell>
          <table:table-cell office:value-type="string" calcext:value-type="string">
            <text:p>Van Zand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lmer</text:p>
          </table:table-cell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lson</text:p>
          </table:table-cell>
          <table:table-cell office:value-type="string" calcext:value-type="string">
            <text:p>Lyn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mberley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dcrest</text:p>
          </table:table-cell>
          <table:table-cell office:value-type="string" calcext:value-type="string">
            <text:p>Bex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field</text:p>
          </table:table-cell>
          <table:table-cell office:value-type="string" calcext:value-type="string">
            <text:p>Ti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k</text:p>
          </table:table-cell>
          <table:table-cell office:value-type="string" calcext:value-type="string">
            <text:p>Winkl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Winnsboro</text:p>
          </table:table-cell>
          <table:table-cell office:value-type="string" calcext:value-type="string">
            <text:p>Frank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Wo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nters</text:p>
          </table:table-cell>
          <table:table-cell office:value-type="string" calcext:value-type="string">
            <text:p>Runne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ixon Valley</text:p>
          </table:table-cell>
          <table:table-cell office:value-type="string" calcext:value-type="string">
            <text:p>Braz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lfe City</text:p>
          </table:table-cell>
          <table:table-cell office:value-type="string" calcext:value-type="string">
            <text:p>Hu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lfforth</text:p>
          </table:table-cell>
          <table:table-cell office:value-type="string" calcext:value-type="string">
            <text:p>Lubboc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odbranch</text:p>
          </table:table-cell>
          <table:table-cell office:value-type="string" calcext:value-type="string">
            <text:p>Montgome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odcreek</text:p>
          </table:table-cell>
          <table:table-cell office:value-type="string" calcext:value-type="string">
            <text:p>Hay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oodway</text:p>
          </table:table-cell>
          <table:table-cell office:value-type="string" calcext:value-type="string">
            <text:p>McLenn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3">
            <text:p>Wylie</text:p>
          </table:table-cell>
          <table:table-cell office:value-type="string" calcext:value-type="string">
            <text:p>Collin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ockwall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all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1" table:number-rows-spanned="2">
            <text:p>Yoakum</text:p>
          </table:table-cell>
          <table:table-cell office:value-type="string" calcext:value-type="string">
            <text:p>Lavaca</text:p>
          </table:table-cell>
          <table:table-cell table:number-columns-repeated="2"/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Wit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orktown</text:p>
          </table:table-cell>
          <table:table-cell office:value-type="string" calcext:value-type="string">
            <text:p>DeWit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avalla</text:p>
          </table:table-cell>
          <table:table-cell office:value-type="string" calcext:value-type="string">
            <text:p>Angelina</text:p>
          </table:table-cell>
          <table:table-cell table:number-columns-repeated="2"/>
        </table:table-row>
        <table:table-row table:style-name="ro1" table:number-rows-repeated="10474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7:35:56.891000000</meta:creation-date>
    <dc:date>2017-05-01T17:46:39.158000000</dc:date>
    <meta:editing-duration>PT10M42S</meta:editing-duration>
    <meta:editing-cycles>1</meta:editing-cycles>
    <meta:document-statistic meta:table-count="1" meta:cell-count="2062" meta:object-count="222"/>
    <meta:generator>LibreOffice/5.2.6.2$Windows_X86_64 LibreOffice_project/a3100ed2409ebf1c212f5048fbe377c281438fdc</meta:generator>
  </office:meta>
</office:document-meta>
</file>